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49cm"/>
    </style:style>
    <style:style style:name="co2" style:family="table-column">
      <style:table-column-properties fo:break-before="auto" style:column-width="5.756cm"/>
    </style:style>
    <style:style style:name="co3" style:family="table-column">
      <style:table-column-properties fo:break-before="auto" style:column-width="6.895cm"/>
    </style:style>
    <style:style style:name="co4" style:family="table-column">
      <style:table-column-properties fo:break-before="auto" style:column-width="9.4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250m zonering met uitkopen NH3 emissies landbouw NH3.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dw_read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atura2000_area_id</text:p>
          </table:table-cell>
          <table:table-cell office:value-type="string" calcext:value-type="string">
            <text:p>natura2000_area_name</text:p>
          </table:table-cell>
          <table:table-cell office:value-type="string" calcext:value-type="string">
            <text:p>critical_deposition</text:p>
          </table:table-cell>
          <table:table-cell table:number-columns-repeated="2" office:value-type="string" calcext:value-type="string">
            <text:p>m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argerveen</text:p>
          </table:table-cell>
          <table:table-cell office:value-type="float" office:value="500" calcext:value-type="float">
            <text:p>500</text:p>
          </table:table-cell>
          <table:table-cell office:value-type="float" office:value="11027558.0460035" calcext:value-type="float">
            <text:p>1102755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argerveen</text:p>
          </table:table-cell>
          <table:table-cell office:value-type="float" office:value="714" calcext:value-type="float">
            <text:p>714</text:p>
          </table:table-cell>
          <table:table-cell office:value-type="float" office:value="181711.753983068" calcext:value-type="float">
            <text:p>18171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argerveen</text:p>
          </table:table-cell>
          <table:table-cell office:value-type="float" office:value="1286" calcext:value-type="float">
            <text:p>1286</text:p>
          </table:table-cell>
          <table:table-cell office:value-type="float" office:value="259480.836256162" calcext:value-type="float">
            <text:p>25948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argerveen</text:p>
          </table:table-cell>
          <table:table-cell office:value-type="float" office:value="1571" calcext:value-type="float">
            <text:p>1571</text:p>
          </table:table-cell>
          <table:table-cell office:value-type="float" office:value="251530.877134153" calcext:value-type="float">
            <text:p>25153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 Wieden</text:p>
          </table:table-cell>
          <table:table-cell office:value-type="float" office:value="500" calcext:value-type="float">
            <text:p>500</text:p>
          </table:table-cell>
          <table:table-cell office:value-type="float" office:value="6457738.64699391" calcext:value-type="float">
            <text:p>645773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 Wieden</text:p>
          </table:table-cell>
          <table:table-cell office:value-type="float" office:value="786" calcext:value-type="float">
            <text:p>786</text:p>
          </table:table-cell>
          <table:table-cell office:value-type="float" office:value="36175.1902901732" calcext:value-type="float">
            <text:p>3617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 Wieden</text:p>
          </table:table-cell>
          <table:table-cell office:value-type="float" office:value="1214" calcext:value-type="float">
            <text:p>1214</text:p>
          </table:table-cell>
          <table:table-cell office:value-type="float" office:value="223811.687174691" calcext:value-type="float">
            <text:p>22381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 Wieden</text:p>
          </table:table-cell>
          <table:table-cell office:value-type="float" office:value="1286" calcext:value-type="float">
            <text:p>1286</text:p>
          </table:table-cell>
          <table:table-cell office:value-type="float" office:value="700804.608040435" calcext:value-type="float">
            <text:p>700805</text:p>
          </table:table-cell>
          <table:table-cell office:value-type="float" office:value="2668.61397298251" calcext:value-type="float">
            <text:p>26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 Wieden</text:p>
          </table:table-cell>
          <table:table-cell office:value-type="float" office:value="1429" calcext:value-type="float">
            <text:p>1429</text:p>
          </table:table-cell>
          <table:table-cell office:value-type="float" office:value="3060.77852619576" calcext:value-type="float">
            <text:p>306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 Wieden</text:p>
          </table:table-cell>
          <table:table-cell office:value-type="float" office:value="1571" calcext:value-type="float">
            <text:p>1571</text:p>
          </table:table-cell>
          <table:table-cell office:value-type="float" office:value="148630.718129297" calcext:value-type="float">
            <text:p>14863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 Wieden</text:p>
          </table:table-cell>
          <table:table-cell office:value-type="float" office:value="1714" calcext:value-type="float">
            <text:p>1714</text:p>
          </table:table-cell>
          <table:table-cell office:value-type="float" office:value="1777814.80833664" calcext:value-type="float">
            <text:p>1777815</text:p>
          </table:table-cell>
          <table:table-cell office:value-type="float" office:value="848.878910226165" calcext:value-type="float">
            <text:p>8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 Wieden</text:p>
          </table:table-cell>
          <table:table-cell office:value-type="float" office:value="1786" calcext:value-type="float">
            <text:p>1786</text:p>
          </table:table-cell>
          <table:table-cell office:value-type="float" office:value="700197.287428706" calcext:value-type="float">
            <text:p>70019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 Wieden</text:p>
          </table:table-cell>
          <table:table-cell office:value-type="float" office:value="2143" calcext:value-type="float">
            <text:p>2143</text:p>
          </table:table-cell>
          <table:table-cell office:value-type="float" office:value="1263387.93292248" calcext:value-type="float">
            <text:p>1263388</text:p>
          </table:table-cell>
          <table:table-cell office:value-type="float" office:value="287.818724228302" calcext:value-type="float">
            <text:p>2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iterwaarden Zwarte Water en Vecht</text:p>
          </table:table-cell>
          <table:table-cell office:value-type="float" office:value="786" calcext:value-type="float">
            <text:p>786</text:p>
          </table:table-cell>
          <table:table-cell office:value-type="float" office:value="2668.8955817509" calcext:value-type="float">
            <text:p>266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iterwaarden Zwarte Water en Vecht</text:p>
          </table:table-cell>
          <table:table-cell office:value-type="float" office:value="1286" calcext:value-type="float">
            <text:p>1286</text:p>
          </table:table-cell>
          <table:table-cell office:value-type="float" office:value="83448.2708170562" calcext:value-type="float">
            <text:p>83448</text:p>
          </table:table-cell>
          <table:table-cell office:value-type="float" office:value="17368.8410486688" calcext:value-type="float">
            <text:p>173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iterwaarden Zwarte Water en Vecht</text:p>
          </table:table-cell>
          <table:table-cell office:value-type="float" office:value="1357" calcext:value-type="float">
            <text:p>1357</text:p>
          </table:table-cell>
          <table:table-cell office:value-type="float" office:value="31473.5492192458" calcext:value-type="float">
            <text:p>31474</text:p>
          </table:table-cell>
          <table:table-cell office:value-type="float" office:value="3839.46434712969" calcext:value-type="float">
            <text:p>38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iterwaarden Zwarte Water en Vecht</text:p>
          </table:table-cell>
          <table:table-cell office:value-type="float" office:value="1571" calcext:value-type="float">
            <text:p>1571</text:p>
          </table:table-cell>
          <table:table-cell office:value-type="float" office:value="72289.5975535948" calcext:value-type="float">
            <text:p>72290</text:p>
          </table:table-cell>
          <table:table-cell office:value-type="float" office:value="38680.6517188775" calcext:value-type="float">
            <text:p>386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iterwaarden Zwarte Water en Vecht</text:p>
          </table:table-cell>
          <table:table-cell office:value-type="float" office:value="1857" calcext:value-type="float">
            <text:p>1857</text:p>
          </table:table-cell>
          <table:table-cell office:value-type="float" office:value="4299.04921211071" calcext:value-type="float">
            <text:p>429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iterwaarden Zwarte Water en Vecht</text:p>
          </table:table-cell>
          <table:table-cell office:value-type="float" office:value="2000" calcext:value-type="float">
            <text:p>2000</text:p>
          </table:table-cell>
          <table:table-cell office:value-type="float" office:value="15615.0673271924" calcext:value-type="float">
            <text:p>1561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iterwaarden Zwarte Water en Vecht</text:p>
          </table:table-cell>
          <table:table-cell office:value-type="float" office:value="2071" calcext:value-type="float">
            <text:p>2071</text:p>
          </table:table-cell>
          <table:table-cell office:value-type="float" office:value="1270.00265916518" calcext:value-type="float">
            <text:p>127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iterwaarden Zwarte Water en Vecht</text:p>
          </table:table-cell>
          <table:table-cell office:value-type="float" office:value="2143" calcext:value-type="float">
            <text:p>2143</text:p>
          </table:table-cell>
          <table:table-cell office:value-type="float" office:value="1151.07405265199" calcext:value-type="float">
            <text:p>1151</text:p>
          </table:table-cell>
          <table:table-cell office:value-type="float" office:value="837.366940094566" calcext:value-type="float">
            <text:p>8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lde Maten &amp; Veerslootslanden</text:p>
          </table:table-cell>
          <table:table-cell office:value-type="float" office:value="500" calcext:value-type="float">
            <text:p>500</text:p>
          </table:table-cell>
          <table:table-cell office:value-type="float" office:value="40697.6087802546" calcext:value-type="float">
            <text:p>4069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lde Maten &amp; Veerslootslanden</text:p>
          </table:table-cell>
          <table:table-cell office:value-type="float" office:value="714" calcext:value-type="float">
            <text:p>714</text:p>
          </table:table-cell>
          <table:table-cell office:value-type="float" office:value="6200.5870912642" calcext:value-type="float">
            <text:p>620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lde Maten &amp; Veerslootslanden</text:p>
          </table:table-cell>
          <table:table-cell office:value-type="float" office:value="786" calcext:value-type="float">
            <text:p>786</text:p>
          </table:table-cell>
          <table:table-cell office:value-type="float" office:value="69235.1939927983" calcext:value-type="float">
            <text:p>6923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lde Maten &amp; Veerslootslanden</text:p>
          </table:table-cell>
          <table:table-cell office:value-type="float" office:value="1714" calcext:value-type="float">
            <text:p>1714</text:p>
          </table:table-cell>
          <table:table-cell office:value-type="float" office:value="8579.89681023231" calcext:value-type="float">
            <text:p>858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lde Maten &amp; Veerslootslanden</text:p>
          </table:table-cell>
          <table:table-cell office:value-type="float" office:value="2143" calcext:value-type="float">
            <text:p>2143</text:p>
          </table:table-cell>
          <table:table-cell office:value-type="float" office:value="13708.6472984181" calcext:value-type="float">
            <text:p>1370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ijntakken</text:p>
          </table:table-cell>
          <table:table-cell office:value-type="float" office:value="1071" calcext:value-type="float">
            <text:p>1071</text:p>
          </table:table-cell>
          <table:table-cell office:value-type="float" office:value="204254.795569329" calcext:value-type="float">
            <text:p>204255</text:p>
          </table:table-cell>
          <table:table-cell office:value-type="float" office:value="3968.27197672054" calcext:value-type="float">
            <text:p>39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ijntakken</text:p>
          </table:table-cell>
          <table:table-cell office:value-type="float" office:value="1286" calcext:value-type="float">
            <text:p>1286</text:p>
          </table:table-cell>
          <table:table-cell office:value-type="float" office:value="30892.5448898721" calcext:value-type="float">
            <text:p>30893</text:p>
          </table:table-cell>
          <table:table-cell office:value-type="float" office:value="35230.8908889691" calcext:value-type="float">
            <text:p>352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ijntakken</text:p>
          </table:table-cell>
          <table:table-cell office:value-type="float" office:value="1357" calcext:value-type="float">
            <text:p>1357</text:p>
          </table:table-cell>
          <table:table-cell office:value-type="float" office:value="119545.911919201" calcext:value-type="float">
            <text:p>119546</text:p>
          </table:table-cell>
          <table:table-cell office:value-type="float" office:value="487700.976605827" calcext:value-type="float">
            <text:p>4877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ijntakken</text:p>
          </table:table-cell>
          <table:table-cell office:value-type="float" office:value="1571" calcext:value-type="float">
            <text:p>1571</text:p>
          </table:table-cell>
          <table:table-cell office:value-type="float" office:value="44302.982537031" calcext:value-type="float">
            <text:p>44303</text:p>
          </table:table-cell>
          <table:table-cell office:value-type="float" office:value="125002.600093385" calcext:value-type="float">
            <text:p>1250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ijntakken</text:p>
          </table:table-cell>
          <table:table-cell office:value-type="float" office:value="1857" calcext:value-type="float">
            <text:p>1857</text:p>
          </table:table-cell>
          <table:table-cell office:value-type="float" office:value="51556.175641086" calcext:value-type="float">
            <text:p>51556</text:p>
          </table:table-cell>
          <table:table-cell office:value-type="float" office:value="109481.240255654" calcext:value-type="float">
            <text:p>1094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ijntakken</text:p>
          </table:table-cell>
          <table:table-cell office:value-type="float" office:value="2000" calcext:value-type="float">
            <text:p>2000</text:p>
          </table:table-cell>
          <table:table-cell office:value-type="float" office:value="36675.8761667962" calcext:value-type="float">
            <text:p>36676</text:p>
          </table:table-cell>
          <table:table-cell office:value-type="float" office:value="9075.06292122797" calcext:value-type="float">
            <text:p>90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ijntakken</text:p>
          </table:table-cell>
          <table:table-cell office:value-type="float" office:value="2071" calcext:value-type="float">
            <text:p>2071</text:p>
          </table:table-cell>
          <table:table-cell office:value-type="float" office:value="25774.1223626028" calcext:value-type="float">
            <text:p>25774</text:p>
          </table:table-cell>
          <table:table-cell office:value-type="float" office:value="19059.3072188845" calcext:value-type="float">
            <text:p>190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ijntakken</text:p>
          </table:table-cell>
          <table:table-cell office:value-type="float" office:value="2143" calcext:value-type="float">
            <text:p>2143</text:p>
          </table:table-cell>
          <table:table-cell office:value-type="float" office:value="33016.834554144" calcext:value-type="float">
            <text:p>33017</text:p>
          </table:table-cell>
          <table:table-cell office:value-type="float" office:value="58254.503141089" calcext:value-type="float">
            <text:p>582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cht- en Beneden-Reggegebied</text:p>
          </table:table-cell>
          <table:table-cell office:value-type="float" office:value="500" calcext:value-type="float">
            <text:p>500</text:p>
          </table:table-cell>
          <table:table-cell office:value-type="float" office:value="454514.688027776" calcext:value-type="float">
            <text:p>45451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cht- en Beneden-Reggegebied</text:p>
          </table:table-cell>
          <table:table-cell office:value-type="float" office:value="714" calcext:value-type="float">
            <text:p>714</text:p>
          </table:table-cell>
          <table:table-cell office:value-type="float" office:value="4309610.38586065" calcext:value-type="float">
            <text:p>430961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cht- en Beneden-Reggegebied</text:p>
          </table:table-cell>
          <table:table-cell office:value-type="float" office:value="1071" calcext:value-type="float">
            <text:p>1071</text:p>
          </table:table-cell>
          <table:table-cell office:value-type="float" office:value="2150314.59046529" calcext:value-type="float">
            <text:p>2150315</text:p>
          </table:table-cell>
          <table:table-cell office:value-type="float" office:value="16.1484570475295" calcext:value-type="float">
            <text:p>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cht- en Beneden-Reggegebied</text:p>
          </table:table-cell>
          <table:table-cell office:value-type="float" office:value="1214" calcext:value-type="float">
            <text:p>1214</text:p>
          </table:table-cell>
          <table:table-cell office:value-type="float" office:value="530.723013495677" calcext:value-type="float">
            <text:p>53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cht- en Beneden-Reggegebied</text:p>
          </table:table-cell>
          <table:table-cell office:value-type="float" office:value="1286" calcext:value-type="float">
            <text:p>1286</text:p>
          </table:table-cell>
          <table:table-cell office:value-type="float" office:value="194663.721188977" calcext:value-type="float">
            <text:p>194664</text:p>
          </table:table-cell>
          <table:table-cell office:value-type="float" office:value="6827.98256344037" calcext:value-type="float">
            <text:p>68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cht- en Beneden-Reggegebied</text:p>
          </table:table-cell>
          <table:table-cell office:value-type="float" office:value="1857" calcext:value-type="float">
            <text:p>1857</text:p>
          </table:table-cell>
          <table:table-cell office:value-type="float" office:value="90388.1758037155" calcext:value-type="float">
            <text:p>90388</text:p>
          </table:table-cell>
          <table:table-cell office:value-type="float" office:value="17137.2592485093" calcext:value-type="float">
            <text:p>171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cht- en Beneden-Reggegebied</text:p>
          </table:table-cell>
          <table:table-cell office:value-type="float" office:value="2071" calcext:value-type="float">
            <text:p>2071</text:p>
          </table:table-cell>
          <table:table-cell office:value-type="float" office:value="1930.23367050057" calcext:value-type="float">
            <text:p>193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cht- en Beneden-Reggegebied</text:p>
          </table:table-cell>
          <table:table-cell office:value-type="float" office:value="2143" calcext:value-type="float">
            <text:p>2143</text:p>
          </table:table-cell>
          <table:table-cell office:value-type="float" office:value="71494.7622303488" calcext:value-type="float">
            <text:p>71495</text:p>
          </table:table-cell>
          <table:table-cell office:value-type="float" office:value="4604.19812444793" calcext:value-type="float">
            <text:p>46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ngbertsdijksvenen</text:p>
          </table:table-cell>
          <table:table-cell office:value-type="float" office:value="500" calcext:value-type="float">
            <text:p>500</text:p>
          </table:table-cell>
          <table:table-cell office:value-type="float" office:value="6483681.28930029" calcext:value-type="float">
            <text:p>648368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ngbertsdijksvenen</text:p>
          </table:table-cell>
          <table:table-cell office:value-type="float" office:value="714" calcext:value-type="float">
            <text:p>714</text:p>
          </table:table-cell>
          <table:table-cell office:value-type="float" office:value="80945.1668023702" calcext:value-type="float">
            <text:p>8094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oetelerveld</text:p>
          </table:table-cell>
          <table:table-cell office:value-type="float" office:value="500" calcext:value-type="float">
            <text:p>500</text:p>
          </table:table-cell>
          <table:table-cell office:value-type="float" office:value="1655.87927496512" calcext:value-type="float">
            <text:p>165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oetelerveld</text:p>
          </table:table-cell>
          <table:table-cell office:value-type="float" office:value="714" calcext:value-type="float">
            <text:p>714</text:p>
          </table:table-cell>
          <table:table-cell office:value-type="float" office:value="4507.15151799656" calcext:value-type="float">
            <text:p>450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oetelerveld</text:p>
          </table:table-cell>
          <table:table-cell office:value-type="float" office:value="786" calcext:value-type="float">
            <text:p>786</text:p>
          </table:table-cell>
          <table:table-cell office:value-type="float" office:value="1667.07821252139" calcext:value-type="float">
            <text:p>166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oetelerveld</text:p>
          </table:table-cell>
          <table:table-cell office:value-type="float" office:value="1071" calcext:value-type="float">
            <text:p>1071</text:p>
          </table:table-cell>
          <table:table-cell office:value-type="float" office:value="599312.027324535" calcext:value-type="float">
            <text:p>599312</text:p>
          </table:table-cell>
          <table:table-cell office:value-type="float" office:value="11962.0315058311" calcext:value-type="float">
            <text:p>119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llandse Heuvelrug</text:p>
          </table:table-cell>
          <table:table-cell office:value-type="float" office:value="714" calcext:value-type="float">
            <text:p>714</text:p>
          </table:table-cell>
          <table:table-cell office:value-type="float" office:value="10466326.6374418" calcext:value-type="float">
            <text:p>1046632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llandse Heuvelrug</text:p>
          </table:table-cell>
          <table:table-cell office:value-type="float" office:value="1071" calcext:value-type="float">
            <text:p>1071</text:p>
          </table:table-cell>
          <table:table-cell office:value-type="float" office:value="80079.3763411256" calcext:value-type="float">
            <text:p>80079</text:p>
          </table:table-cell>
          <table:table-cell office:value-type="float" office:value="1632.37243511394" calcext:value-type="float">
            <text:p>16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ierdense Veld</text:p>
          </table:table-cell>
          <table:table-cell office:value-type="float" office:value="500" calcext:value-type="float">
            <text:p>500</text:p>
          </table:table-cell>
          <table:table-cell office:value-type="float" office:value="3825942.97952709" calcext:value-type="float">
            <text:p>382594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ierdense Veld</text:p>
          </table:table-cell>
          <table:table-cell office:value-type="float" office:value="714" calcext:value-type="float">
            <text:p>714</text:p>
          </table:table-cell>
          <table:table-cell office:value-type="float" office:value="16533.5530937681" calcext:value-type="float">
            <text:p>1653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orkeld</text:p>
          </table:table-cell>
          <table:table-cell office:value-type="float" office:value="714" calcext:value-type="float">
            <text:p>714</text:p>
          </table:table-cell>
          <table:table-cell office:value-type="float" office:value="643012.380907189" calcext:value-type="float">
            <text:p>64301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orkeld</text:p>
          </table:table-cell>
          <table:table-cell office:value-type="float" office:value="1071" calcext:value-type="float">
            <text:p>1071</text:p>
          </table:table-cell>
          <table:table-cell office:value-type="float" office:value="163102.311628063" calcext:value-type="float">
            <text:p>163102</text:p>
          </table:table-cell>
          <table:table-cell office:value-type="float" office:value="68053.5249306139" calcext:value-type="float">
            <text:p>680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ringendal &amp; Dal van de Mosbeek</text:p>
          </table:table-cell>
          <table:table-cell office:value-type="float" office:value="714" calcext:value-type="float">
            <text:p>714</text:p>
          </table:table-cell>
          <table:table-cell office:value-type="float" office:value="1366622.5291793" calcext:value-type="float">
            <text:p>136662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ringendal &amp; Dal van de Mosbeek</text:p>
          </table:table-cell>
          <table:table-cell office:value-type="float" office:value="786" calcext:value-type="float">
            <text:p>786</text:p>
          </table:table-cell>
          <table:table-cell office:value-type="float" office:value="90225.8243225562" calcext:value-type="float">
            <text:p>9022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ringendal &amp; Dal van de Mosbeek</text:p>
          </table:table-cell>
          <table:table-cell office:value-type="float" office:value="1071" calcext:value-type="float">
            <text:p>1071</text:p>
          </table:table-cell>
          <table:table-cell office:value-type="float" office:value="436439.28860431" calcext:value-type="float">
            <text:p>43643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ringendal &amp; Dal van de Mosbeek</text:p>
          </table:table-cell>
          <table:table-cell office:value-type="float" office:value="1143" calcext:value-type="float">
            <text:p>1143</text:p>
          </table:table-cell>
          <table:table-cell office:value-type="float" office:value="6913.85987350147" calcext:value-type="float">
            <text:p>691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ringendal &amp; Dal van de Mosbeek</text:p>
          </table:table-cell>
          <table:table-cell office:value-type="float" office:value="1214" calcext:value-type="float">
            <text:p>1214</text:p>
          </table:table-cell>
          <table:table-cell office:value-type="float" office:value="14120.7324947135" calcext:value-type="float">
            <text:p>14121</text:p>
          </table:table-cell>
          <table:table-cell office:value-type="float" office:value="41.2170067903353" calcext:value-type="float">
            <text:p>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ringendal &amp; Dal van de Mosbeek</text:p>
          </table:table-cell>
          <table:table-cell office:value-type="float" office:value="1429" calcext:value-type="float">
            <text:p>1429</text:p>
          </table:table-cell>
          <table:table-cell office:value-type="float" office:value="960.695995498216" calcext:value-type="float">
            <text:p>961</text:p>
          </table:table-cell>
          <table:table-cell office:value-type="float" office:value="1231.06096411543" calcext:value-type="float">
            <text:p>12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ringendal &amp; Dal van de Mosbeek</text:p>
          </table:table-cell>
          <table:table-cell office:value-type="float" office:value="1786" calcext:value-type="float">
            <text:p>1786</text:p>
          </table:table-cell>
          <table:table-cell office:value-type="float" office:value="6780.06953134353" calcext:value-type="float">
            <text:p>678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ringendal &amp; Dal van de Mosbeek</text:p>
          </table:table-cell>
          <table:table-cell office:value-type="float" office:value="1857" calcext:value-type="float">
            <text:p>1857</text:p>
          </table:table-cell>
          <table:table-cell office:value-type="float" office:value="71606.0260414363" calcext:value-type="float">
            <text:p>71606</text:p>
          </table:table-cell>
          <table:table-cell office:value-type="float" office:value="68470.8806412601" calcext:value-type="float">
            <text:p>684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ringendal &amp; Dal van de Mosbeek</text:p>
          </table:table-cell>
          <table:table-cell office:value-type="float" office:value="2399" calcext:value-type="float">
            <text:p>2399</text:p>
          </table:table-cell>
          <table:table-cell office:value-type="float" office:value="2385.43604536693" calcext:value-type="float">
            <text:p>2385</text:p>
          </table:table-cell>
          <table:table-cell office:value-type="float" office:value="1115.24881583908" calcext:value-type="float">
            <text:p>11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ergvennen &amp; Brecklenkampse Veld</text:p>
          </table:table-cell>
          <table:table-cell office:value-type="float" office:value="429" calcext:value-type="float">
            <text:p>429</text:p>
          </table:table-cell>
          <table:table-cell office:value-type="float" office:value="138027.803081497" calcext:value-type="float">
            <text:p>13802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ergvennen &amp; Brecklenkampse Veld</text:p>
          </table:table-cell>
          <table:table-cell office:value-type="float" office:value="500" calcext:value-type="float">
            <text:p>500</text:p>
          </table:table-cell>
          <table:table-cell office:value-type="float" office:value="60012.2653642601" calcext:value-type="float">
            <text:p>6001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ergvennen &amp; Brecklenkampse Veld</text:p>
          </table:table-cell>
          <table:table-cell office:value-type="float" office:value="714" calcext:value-type="float">
            <text:p>714</text:p>
          </table:table-cell>
          <table:table-cell office:value-type="float" office:value="208429.570755733" calcext:value-type="float">
            <text:p>20843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ergvennen &amp; Brecklenkampse Veld</text:p>
          </table:table-cell>
          <table:table-cell office:value-type="float" office:value="786" calcext:value-type="float">
            <text:p>786</text:p>
          </table:table-cell>
          <table:table-cell office:value-type="float" office:value="51776.752716584" calcext:value-type="float">
            <text:p>5177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ergvennen &amp; Brecklenkampse Veld</text:p>
          </table:table-cell>
          <table:table-cell office:value-type="float" office:value="1071" calcext:value-type="float">
            <text:p>1071</text:p>
          </table:table-cell>
          <table:table-cell office:value-type="float" office:value="97903.0600743974" calcext:value-type="float">
            <text:p>9790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ergvennen &amp; Brecklenkampse Veld</text:p>
          </table:table-cell>
          <table:table-cell office:value-type="float" office:value="1143" calcext:value-type="float">
            <text:p>1143</text:p>
          </table:table-cell>
          <table:table-cell office:value-type="float" office:value="2806.00513156375" calcext:value-type="float">
            <text:p>280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ergvennen &amp; Brecklenkampse Veld</text:p>
          </table:table-cell>
          <table:table-cell office:value-type="float" office:value="1786" calcext:value-type="float">
            <text:p>1786</text:p>
          </table:table-cell>
          <table:table-cell office:value-type="float" office:value="4023.78858953837" calcext:value-type="float">
            <text:p>402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chter de Voort, Agelerbroek &amp; Voltherbroek</text:p>
          </table:table-cell>
          <table:table-cell office:value-type="float" office:value="500" calcext:value-type="float">
            <text:p>500</text:p>
          </table:table-cell>
          <table:table-cell office:value-type="float" office:value="3482.23402849765" calcext:value-type="float">
            <text:p>348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chter de Voort, Agelerbroek &amp; Voltherbroek</text:p>
          </table:table-cell>
          <table:table-cell office:value-type="float" office:value="714" calcext:value-type="float">
            <text:p>714</text:p>
          </table:table-cell>
          <table:table-cell office:value-type="float" office:value="14449.9953415196" calcext:value-type="float">
            <text:p>1445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chter de Voort, Agelerbroek &amp; Voltherbroek</text:p>
          </table:table-cell>
          <table:table-cell office:value-type="float" office:value="786" calcext:value-type="float">
            <text:p>786</text:p>
          </table:table-cell>
          <table:table-cell office:value-type="float" office:value="17196.9515701001" calcext:value-type="float">
            <text:p>1719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chter de Voort, Agelerbroek &amp; Voltherbroek</text:p>
          </table:table-cell>
          <table:table-cell office:value-type="float" office:value="1071" calcext:value-type="float">
            <text:p>1071</text:p>
          </table:table-cell>
          <table:table-cell office:value-type="float" office:value="10120.4598734976" calcext:value-type="float">
            <text:p>1012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chter de Voort, Agelerbroek &amp; Voltherbroek</text:p>
          </table:table-cell>
          <table:table-cell office:value-type="float" office:value="1429" calcext:value-type="float">
            <text:p>1429</text:p>
          </table:table-cell>
          <table:table-cell office:value-type="float" office:value="81670.6025073389" calcext:value-type="float">
            <text:p>81671</text:p>
          </table:table-cell>
          <table:table-cell office:value-type="float" office:value="40154.2312601065" calcext:value-type="float">
            <text:p>401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chter de Voort, Agelerbroek &amp; Voltherbroek</text:p>
          </table:table-cell>
          <table:table-cell office:value-type="float" office:value="1857" calcext:value-type="float">
            <text:p>1857</text:p>
          </table:table-cell>
          <table:table-cell office:value-type="float" office:value="52346.3399731771" calcext:value-type="float">
            <text:p>52346</text:p>
          </table:table-cell>
          <table:table-cell office:value-type="float" office:value="650430.158654869" calcext:value-type="float">
            <text:p>6504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mselermaten</text:p>
          </table:table-cell>
          <table:table-cell office:value-type="float" office:value="714" calcext:value-type="float">
            <text:p>714</text:p>
          </table:table-cell>
          <table:table-cell office:value-type="float" office:value="13190.4091634473" calcext:value-type="float">
            <text:p>1319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mselermaten</text:p>
          </table:table-cell>
          <table:table-cell office:value-type="float" office:value="786" calcext:value-type="float">
            <text:p>786</text:p>
          </table:table-cell>
          <table:table-cell office:value-type="float" office:value="20134.4606441964" calcext:value-type="float">
            <text:p>2013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mselermaten</text:p>
          </table:table-cell>
          <table:table-cell office:value-type="float" office:value="1071" calcext:value-type="float">
            <text:p>1071</text:p>
          </table:table-cell>
          <table:table-cell office:value-type="float" office:value="20236.4114638808" calcext:value-type="float">
            <text:p>2023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mselermaten</text:p>
          </table:table-cell>
          <table:table-cell office:value-type="float" office:value="1143" calcext:value-type="float">
            <text:p>1143</text:p>
          </table:table-cell>
          <table:table-cell office:value-type="float" office:value="1175.35614747461" calcext:value-type="float">
            <text:p>117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mselermaten</text:p>
          </table:table-cell>
          <table:table-cell office:value-type="float" office:value="1714" calcext:value-type="float">
            <text:p>1714</text:p>
          </table:table-cell>
          <table:table-cell office:value-type="float" office:value="157.859690496785" calcext:value-type="float">
            <text:p>158</text:p>
          </table:table-cell>
          <table:table-cell office:value-type="float" office:value="19.6069401644054" calcext:value-type="float">
            <text:p>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mselermaten</text:p>
          </table:table-cell>
          <table:table-cell office:value-type="float" office:value="1857" calcext:value-type="float">
            <text:p>1857</text:p>
          </table:table-cell>
          <table:table-cell office:value-type="float" office:value="20205.8475227738" calcext:value-type="float">
            <text:p>20206</text:p>
          </table:table-cell>
          <table:table-cell office:value-type="float" office:value="60477.9753262604" calcext:value-type="float">
            <text:p>604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inkelland</text:p>
          </table:table-cell>
          <table:table-cell office:value-type="float" office:value="500" calcext:value-type="float">
            <text:p>500</text:p>
          </table:table-cell>
          <table:table-cell office:value-type="float" office:value="14149.8276728689" calcext:value-type="float">
            <text:p>1415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inkelland</text:p>
          </table:table-cell>
          <table:table-cell office:value-type="float" office:value="714" calcext:value-type="float">
            <text:p>714</text:p>
          </table:table-cell>
          <table:table-cell office:value-type="float" office:value="535399.587839544" calcext:value-type="float">
            <text:p>53540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inkelland</text:p>
          </table:table-cell>
          <table:table-cell office:value-type="float" office:value="786" calcext:value-type="float">
            <text:p>786</text:p>
          </table:table-cell>
          <table:table-cell office:value-type="float" office:value="63768.7856185179" calcext:value-type="float">
            <text:p>6376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inkelland</text:p>
          </table:table-cell>
          <table:table-cell office:value-type="float" office:value="1071" calcext:value-type="float">
            <text:p>1071</text:p>
          </table:table-cell>
          <table:table-cell office:value-type="float" office:value="452495.756611875" calcext:value-type="float">
            <text:p>452496</text:p>
          </table:table-cell>
          <table:table-cell office:value-type="float" office:value="14279.1233834225" calcext:value-type="float">
            <text:p>142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inkelland</text:p>
          </table:table-cell>
          <table:table-cell office:value-type="float" office:value="1143" calcext:value-type="float">
            <text:p>1143</text:p>
          </table:table-cell>
          <table:table-cell office:value-type="float" office:value="7757.35643042554" calcext:value-type="float">
            <text:p>775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inkelland</text:p>
          </table:table-cell>
          <table:table-cell office:value-type="float" office:value="1214" calcext:value-type="float">
            <text:p>1214</text:p>
          </table:table-cell>
          <table:table-cell office:value-type="float" office:value="989.436943999957" calcext:value-type="float">
            <text:p>98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inkelland</text:p>
          </table:table-cell>
          <table:table-cell office:value-type="float" office:value="1286" calcext:value-type="float">
            <text:p>1286</text:p>
          </table:table-cell>
          <table:table-cell office:value-type="float" office:value="8125.88102565403" calcext:value-type="float">
            <text:p>8126</text:p>
          </table:table-cell>
          <table:table-cell office:value-type="float" office:value="1721.67050449696" calcext:value-type="float">
            <text:p>17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inkelland</text:p>
          </table:table-cell>
          <table:table-cell office:value-type="float" office:value="1429" calcext:value-type="float">
            <text:p>1429</text:p>
          </table:table-cell>
          <table:table-cell office:value-type="float" office:value="672.224528499646" calcext:value-type="float">
            <text:p>672</text:p>
          </table:table-cell>
          <table:table-cell office:value-type="float" office:value="6025.31890520081" calcext:value-type="float">
            <text:p>60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inkelland</text:p>
          </table:table-cell>
          <table:table-cell office:value-type="float" office:value="1786" calcext:value-type="float">
            <text:p>1786</text:p>
          </table:table-cell>
          <table:table-cell office:value-type="float" office:value="1333.55648950193" calcext:value-type="float">
            <text:p>133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inkelland</text:p>
          </table:table-cell>
          <table:table-cell office:value-type="float" office:value="1857" calcext:value-type="float">
            <text:p>1857</text:p>
          </table:table-cell>
          <table:table-cell office:value-type="float" office:value="89047.2928292142" calcext:value-type="float">
            <text:p>89047</text:p>
          </table:table-cell>
          <table:table-cell office:value-type="float" office:value="60413.6672984337" calcext:value-type="float">
            <text:p>604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inkelland</text:p>
          </table:table-cell>
          <table:table-cell office:value-type="float" office:value="2000" calcext:value-type="float">
            <text:p>2000</text:p>
          </table:table-cell>
          <table:table-cell office:value-type="float" office:value="830.777522662014" calcext:value-type="float">
            <text:p>831</text:p>
          </table:table-cell>
          <table:table-cell office:value-type="float" office:value="4127.6471740643" calcext:value-type="float">
            <text:p>41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ndgoederen Oldenzaal</text:p>
          </table:table-cell>
          <table:table-cell office:value-type="float" office:value="714" calcext:value-type="float">
            <text:p>714</text:p>
          </table:table-cell>
          <table:table-cell office:value-type="float" office:value="13460.4223725491" calcext:value-type="float">
            <text:p>1346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ndgoederen Oldenzaal</text:p>
          </table:table-cell>
          <table:table-cell office:value-type="float" office:value="1071" calcext:value-type="float">
            <text:p>1071</text:p>
          </table:table-cell>
          <table:table-cell office:value-type="float" office:value="1041647.46891123" calcext:value-type="float">
            <text:p>1041647</text:p>
          </table:table-cell>
          <table:table-cell office:value-type="float" office:value="4590.34855066182" calcext:value-type="float">
            <text:p>459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ndgoederen Oldenzaal</text:p>
          </table:table-cell>
          <table:table-cell office:value-type="float" office:value="1429" calcext:value-type="float">
            <text:p>1429</text:p>
          </table:table-cell>
          <table:table-cell office:value-type="float" office:value="83199.637283378" calcext:value-type="float">
            <text:p>83200</text:p>
          </table:table-cell>
          <table:table-cell office:value-type="float" office:value="37370.8668960848" calcext:value-type="float">
            <text:p>373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ndgoederen Oldenzaal</text:p>
          </table:table-cell>
          <table:table-cell office:value-type="float" office:value="1857" calcext:value-type="float">
            <text:p>1857</text:p>
          </table:table-cell>
          <table:table-cell office:value-type="float" office:value="75932.9369385826" calcext:value-type="float">
            <text:p>75933</text:p>
          </table:table-cell>
          <table:table-cell office:value-type="float" office:value="11164.9492672405" calcext:value-type="float">
            <text:p>111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onnekermeer</text:p>
          </table:table-cell>
          <table:table-cell office:value-type="float" office:value="500" calcext:value-type="float">
            <text:p>500</text:p>
          </table:table-cell>
          <table:table-cell office:value-type="float" office:value="49870.3637731555" calcext:value-type="float">
            <text:p>4987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onnekermeer</text:p>
          </table:table-cell>
          <table:table-cell office:value-type="float" office:value="714" calcext:value-type="float">
            <text:p>714</text:p>
          </table:table-cell>
          <table:table-cell office:value-type="float" office:value="55072.5224849613" calcext:value-type="float">
            <text:p>5507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onnekermeer</text:p>
          </table:table-cell>
          <table:table-cell office:value-type="float" office:value="786" calcext:value-type="float">
            <text:p>786</text:p>
          </table:table-cell>
          <table:table-cell office:value-type="float" office:value="24569.5053355463" calcext:value-type="float">
            <text:p>2457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onnekermeer</text:p>
          </table:table-cell>
          <table:table-cell office:value-type="float" office:value="1071" calcext:value-type="float">
            <text:p>1071</text:p>
          </table:table-cell>
          <table:table-cell office:value-type="float" office:value="29612.9641516616" calcext:value-type="float">
            <text:p>2961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uurserzand &amp; Haaksbergerveen</text:p>
          </table:table-cell>
          <table:table-cell office:value-type="float" office:value="500" calcext:value-type="float">
            <text:p>500</text:p>
          </table:table-cell>
          <table:table-cell office:value-type="float" office:value="3377405.34257302" calcext:value-type="float">
            <text:p>337740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uurserzand &amp; Haaksbergerveen</text:p>
          </table:table-cell>
          <table:table-cell office:value-type="float" office:value="714" calcext:value-type="float">
            <text:p>714</text:p>
          </table:table-cell>
          <table:table-cell office:value-type="float" office:value="1089806.59299337" calcext:value-type="float">
            <text:p>108980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uurserzand &amp; Haaksbergerveen</text:p>
          </table:table-cell>
          <table:table-cell office:value-type="float" office:value="786" calcext:value-type="float">
            <text:p>786</text:p>
          </table:table-cell>
          <table:table-cell office:value-type="float" office:value="2675.94089000492" calcext:value-type="float">
            <text:p>267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uurserzand &amp; Haaksbergerveen</text:p>
          </table:table-cell>
          <table:table-cell office:value-type="float" office:value="1071" calcext:value-type="float">
            <text:p>1071</text:p>
          </table:table-cell>
          <table:table-cell office:value-type="float" office:value="1279226.26830436" calcext:value-type="float">
            <text:p>1279226</text:p>
          </table:table-cell>
          <table:table-cell office:value-type="float" office:value="93311.0300618447" calcext:value-type="float">
            <text:p>933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uurserzand &amp; Haaksbergerveen</text:p>
          </table:table-cell>
          <table:table-cell office:value-type="float" office:value="1143" calcext:value-type="float">
            <text:p>1143</text:p>
          </table:table-cell>
          <table:table-cell office:value-type="float" office:value="537.067262499593" calcext:value-type="float">
            <text:p>53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uurserzand &amp; Haaksbergerveen</text:p>
          </table:table-cell>
          <table:table-cell office:value-type="float" office:value="1786" calcext:value-type="float">
            <text:p>1786</text:p>
          </table:table-cell>
          <table:table-cell office:value-type="float" office:value="17672.4333575882" calcext:value-type="float">
            <text:p>17672</text:p>
          </table:table-cell>
          <table:table-cell office:value-type="float" office:value="53571.9103659105" calcext:value-type="float">
            <text:p>535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uurserzand &amp; Haaksbergerveen</text:p>
          </table:table-cell>
          <table:table-cell office:value-type="float" office:value="1857" calcext:value-type="float">
            <text:p>1857</text:p>
          </table:table-cell>
          <table:table-cell office:value-type="float" office:value="3770.49841827081" calcext:value-type="float">
            <text:p>3770</text:p>
          </table:table-cell>
          <table:table-cell office:value-type="float" office:value="15366.3704208112" calcext:value-type="float">
            <text:p>1536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tte Veen</text:p>
          </table:table-cell>
          <table:table-cell office:value-type="float" office:value="500" calcext:value-type="float">
            <text:p>500</text:p>
          </table:table-cell>
          <table:table-cell office:value-type="float" office:value="354655.970451224" calcext:value-type="float">
            <text:p>35465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tte Veen</text:p>
          </table:table-cell>
          <table:table-cell office:value-type="float" office:value="714" calcext:value-type="float">
            <text:p>714</text:p>
          </table:table-cell>
          <table:table-cell office:value-type="float" office:value="159956.656948228" calcext:value-type="float">
            <text:p>15995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tte Veen</text:p>
          </table:table-cell>
          <table:table-cell office:value-type="float" office:value="786" calcext:value-type="float">
            <text:p>786</text:p>
          </table:table-cell>
          <table:table-cell office:value-type="float" office:value="1886.63236515503" calcext:value-type="float">
            <text:p>188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tte Veen</text:p>
          </table:table-cell>
          <table:table-cell office:value-type="float" office:value="1071" calcext:value-type="float">
            <text:p>1071</text:p>
          </table:table-cell>
          <table:table-cell office:value-type="float" office:value="176813.11939156" calcext:value-type="float">
            <text:p>17681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tte Veen</text:p>
          </table:table-cell>
          <table:table-cell office:value-type="float" office:value="1786" calcext:value-type="float">
            <text:p>1786</text:p>
          </table:table-cell>
          <table:table-cell office:value-type="float" office:value="5530.79267350491" calcext:value-type="float">
            <text:p>553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tte Veen</text:p>
          </table:table-cell>
          <table:table-cell office:value-type="float" office:value="1857" calcext:value-type="float">
            <text:p>1857</text:p>
          </table:table-cell>
          <table:table-cell office:value-type="float" office:value="5124.33168298979" calcext:value-type="float">
            <text:p>5124</text:p>
          </table:table-cell>
          <table:table-cell office:value-type="float" office:value="4742.63468460972" calcext:value-type="float">
            <text:p>47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amsveen</text:p>
          </table:table-cell>
          <table:table-cell office:value-type="float" office:value="500" calcext:value-type="float">
            <text:p>500</text:p>
          </table:table-cell>
          <table:table-cell office:value-type="float" office:value="472581.563630143" calcext:value-type="float">
            <text:p>47258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amsveen</text:p>
          </table:table-cell>
          <table:table-cell office:value-type="float" office:value="714" calcext:value-type="float">
            <text:p>714</text:p>
          </table:table-cell>
          <table:table-cell office:value-type="float" office:value="4621.1188608032" calcext:value-type="float">
            <text:p>462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amsveen</text:p>
          </table:table-cell>
          <table:table-cell office:value-type="float" office:value="786" calcext:value-type="float">
            <text:p>786</text:p>
          </table:table-cell>
          <table:table-cell office:value-type="float" office:value="4975.28303476551" calcext:value-type="float">
            <text:p>497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amsveen</text:p>
          </table:table-cell>
          <table:table-cell office:value-type="float" office:value="1071" calcext:value-type="float">
            <text:p>1071</text:p>
          </table:table-cell>
          <table:table-cell office:value-type="float" office:value="20524.9436929992" calcext:value-type="float">
            <text:p>2052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amsveen</text:p>
          </table:table-cell>
          <table:table-cell office:value-type="float" office:value="1857" calcext:value-type="float">
            <text:p>1857</text:p>
          </table:table-cell>
          <table:table-cell office:value-type="float" office:value="24856.7627279872" calcext:value-type="float">
            <text:p>2485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eluwe</text:p>
          </table:table-cell>
          <table:table-cell office:value-type="float" office:value="500" calcext:value-type="float">
            <text:p>500</text:p>
          </table:table-cell>
          <table:table-cell office:value-type="float" office:value="181051.177496816" calcext:value-type="float">
            <text:p>18105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eluwe</text:p>
          </table:table-cell>
          <table:table-cell office:value-type="float" office:value="714" calcext:value-type="float">
            <text:p>714</text:p>
          </table:table-cell>
          <table:table-cell office:value-type="float" office:value="189720846.09055" calcext:value-type="float">
            <text:p>189720846</text:p>
          </table:table-cell>
          <table:table-cell office:value-type="float" office:value="371965.143241416" calcext:value-type="float">
            <text:p>37196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eluwe</text:p>
          </table:table-cell>
          <table:table-cell office:value-type="float" office:value="786" calcext:value-type="float">
            <text:p>786</text:p>
          </table:table-cell>
          <table:table-cell office:value-type="float" office:value="6974.98916645296" calcext:value-type="float">
            <text:p>697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eluwe</text:p>
          </table:table-cell>
          <table:table-cell office:value-type="float" office:value="1000" calcext:value-type="float">
            <text:p>1000</text:p>
          </table:table-cell>
          <table:table-cell office:value-type="float" office:value="5838914.87643192" calcext:value-type="float">
            <text:p>5838915</text:p>
          </table:table-cell>
          <table:table-cell office:value-type="float" office:value="319005.87277005" calcext:value-type="float">
            <text:p>3190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eluwe</text:p>
          </table:table-cell>
          <table:table-cell office:value-type="float" office:value="1071" calcext:value-type="float">
            <text:p>1071</text:p>
          </table:table-cell>
          <table:table-cell office:value-type="float" office:value="631861013.125929" calcext:value-type="float">
            <text:p>631861013</text:p>
          </table:table-cell>
          <table:table-cell office:value-type="float" office:value="11904836.0896301" calcext:value-type="float">
            <text:p>119048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eluwe</text:p>
          </table:table-cell>
          <table:table-cell office:value-type="float" office:value="1143" calcext:value-type="float">
            <text:p>1143</text:p>
          </table:table-cell>
          <table:table-cell office:value-type="float" office:value="2375.5868331269" calcext:value-type="float">
            <text:p>237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eluwe</text:p>
          </table:table-cell>
          <table:table-cell office:value-type="float" office:value="1214" calcext:value-type="float">
            <text:p>1214</text:p>
          </table:table-cell>
          <table:table-cell office:value-type="float" office:value="16606.3092628216" calcext:value-type="float">
            <text:p>16606</text:p>
          </table:table-cell>
          <table:table-cell office:value-type="float" office:value="17592.6790691461" calcext:value-type="float">
            <text:p>175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eluwe</text:p>
          </table:table-cell>
          <table:table-cell office:value-type="float" office:value="1786" calcext:value-type="float">
            <text:p>1786</text:p>
          </table:table-cell>
          <table:table-cell office:value-type="float" office:value="64306.5641544469" calcext:value-type="float">
            <text:p>64307</text:p>
          </table:table-cell>
          <table:table-cell office:value-type="float" office:value="22106.4658546568" calcext:value-type="float">
            <text:p>221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eluwe</text:p>
          </table:table-cell>
          <table:table-cell office:value-type="float" office:value="1857" calcext:value-type="float">
            <text:p>1857</text:p>
          </table:table-cell>
          <table:table-cell office:value-type="float" office:value="161926.709314073" calcext:value-type="float">
            <text:p>161927</text:p>
          </table:table-cell>
          <table:table-cell office:value-type="float" office:value="31263.2640489734" calcext:value-type="float">
            <text:p>3126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eluwe</text:p>
          </table:table-cell>
          <table:table-cell office:value-type="float" office:value="2399" calcext:value-type="float">
            <text:p>2399</text:p>
          </table:table-cell>
          <table:table-cell office:value-type="float" office:value="393298.801306689" calcext:value-type="float">
            <text:p>393299</text:p>
          </table:table-cell>
          <table:table-cell office:value-type="float" office:value="25797.2161516084" calcext:value-type="float">
            <text:p>257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andgoederen Brummen</text:p>
          </table:table-cell>
          <table:table-cell office:value-type="float" office:value="500" calcext:value-type="float">
            <text:p>500</text:p>
          </table:table-cell>
          <table:table-cell office:value-type="float" office:value="46229.9430133031" calcext:value-type="float">
            <text:p>4623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andgoederen Brummen</text:p>
          </table:table-cell>
          <table:table-cell office:value-type="float" office:value="714" calcext:value-type="float">
            <text:p>714</text:p>
          </table:table-cell>
          <table:table-cell office:value-type="float" office:value="531.733683985658" calcext:value-type="float">
            <text:p>53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andgoederen Brummen</text:p>
          </table:table-cell>
          <table:table-cell office:value-type="float" office:value="786" calcext:value-type="float">
            <text:p>786</text:p>
          </table:table-cell>
          <table:table-cell office:value-type="float" office:value="3480.76138904068" calcext:value-type="float">
            <text:p>348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andgoederen Brummen</text:p>
          </table:table-cell>
          <table:table-cell office:value-type="float" office:value="1071" calcext:value-type="float">
            <text:p>1071</text:p>
          </table:table-cell>
          <table:table-cell office:value-type="float" office:value="522318.486760464" calcext:value-type="float">
            <text:p>522318</text:p>
          </table:table-cell>
          <table:table-cell office:value-type="float" office:value="56808.4778989546" calcext:value-type="float">
            <text:p>568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andgoederen Brummen</text:p>
          </table:table-cell>
          <table:table-cell office:value-type="float" office:value="1857" calcext:value-type="float">
            <text:p>1857</text:p>
          </table:table-cell>
          <table:table-cell office:value-type="float" office:value="94324.3776480209" calcext:value-type="float">
            <text:p>94324</text:p>
          </table:table-cell>
          <table:table-cell office:value-type="float" office:value="5586.31017618773" calcext:value-type="float">
            <text:p>55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elkampsveld</text:p>
          </table:table-cell>
          <table:table-cell office:value-type="float" office:value="500" calcext:value-type="float">
            <text:p>500</text:p>
          </table:table-cell>
          <table:table-cell office:value-type="float" office:value="23238.659590609" calcext:value-type="float">
            <text:p>2323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elkampsveld</text:p>
          </table:table-cell>
          <table:table-cell office:value-type="float" office:value="714" calcext:value-type="float">
            <text:p>714</text:p>
          </table:table-cell>
          <table:table-cell office:value-type="float" office:value="47587.7052222174" calcext:value-type="float">
            <text:p>4758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elkampsveld</text:p>
          </table:table-cell>
          <table:table-cell office:value-type="float" office:value="786" calcext:value-type="float">
            <text:p>786</text:p>
          </table:table-cell>
          <table:table-cell office:value-type="float" office:value="15438.2722527992" calcext:value-type="float">
            <text:p>1543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elkampsveld</text:p>
          </table:table-cell>
          <table:table-cell office:value-type="float" office:value="1071" calcext:value-type="float">
            <text:p>1071</text:p>
          </table:table-cell>
          <table:table-cell office:value-type="float" office:value="65135.4290082827" calcext:value-type="float">
            <text:p>65135</text:p>
          </table:table-cell>
          <table:table-cell office:value-type="float" office:value="2652.56606094318" calcext:value-type="float">
            <text:p>26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elkampsveld</text:p>
          </table:table-cell>
          <table:table-cell office:value-type="float" office:value="1143" calcext:value-type="float">
            <text:p>1143</text:p>
          </table:table-cell>
          <table:table-cell office:value-type="float" office:value="5242.0668701184" calcext:value-type="float">
            <text:p>524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elkampsveld</text:p>
          </table:table-cell>
          <table:table-cell office:value-type="float" office:value="1857" calcext:value-type="float">
            <text:p>1857</text:p>
          </table:table-cell>
          <table:table-cell office:value-type="float" office:value="2336.01484208042" calcext:value-type="float">
            <text:p>2336</text:p>
          </table:table-cell>
          <table:table-cell office:value-type="float" office:value="14043.6953802975" calcext:value-type="float">
            <text:p>140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orenburgerveen</text:p>
          </table:table-cell>
          <table:table-cell office:value-type="float" office:value="500" calcext:value-type="float">
            <text:p>500</text:p>
          </table:table-cell>
          <table:table-cell office:value-type="float" office:value="1595079.87433278" calcext:value-type="float">
            <text:p>159508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orenburgerveen</text:p>
          </table:table-cell>
          <table:table-cell office:value-type="float" office:value="714" calcext:value-type="float">
            <text:p>714</text:p>
          </table:table-cell>
          <table:table-cell office:value-type="float" office:value="7874.32910877711" calcext:value-type="float">
            <text:p>787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orenburgerveen</text:p>
          </table:table-cell>
          <table:table-cell office:value-type="float" office:value="786" calcext:value-type="float">
            <text:p>786</text:p>
          </table:table-cell>
          <table:table-cell office:value-type="float" office:value="3163.42277253896" calcext:value-type="float">
            <text:p>316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orenburgerveen</text:p>
          </table:table-cell>
          <table:table-cell office:value-type="float" office:value="1214" calcext:value-type="float">
            <text:p>1214</text:p>
          </table:table-cell>
          <table:table-cell office:value-type="float" office:value="24224.0816501754" calcext:value-type="float">
            <text:p>24224</text:p>
          </table:table-cell>
          <table:table-cell office:value-type="float" office:value="5343.54274360684" calcext:value-type="float">
            <text:p>53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orenburgerveen</text:p>
          </table:table-cell>
          <table:table-cell office:value-type="float" office:value="1429" calcext:value-type="float">
            <text:p>1429</text:p>
          </table:table-cell>
          <table:table-cell office:value-type="float" office:value="11028.0632788172" calcext:value-type="float">
            <text:p>1102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orenburgerveen</text:p>
          </table:table-cell>
          <table:table-cell office:value-type="float" office:value="1857" calcext:value-type="float">
            <text:p>1857</text:p>
          </table:table-cell>
          <table:table-cell office:value-type="float" office:value="121521.000697171" calcext:value-type="float">
            <text:p>121521</text:p>
          </table:table-cell>
          <table:table-cell office:value-type="float" office:value="34255.5881941766" calcext:value-type="float">
            <text:p>3425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illinks Weust</text:p>
          </table:table-cell>
          <table:table-cell office:value-type="float" office:value="714" calcext:value-type="float">
            <text:p>714</text:p>
          </table:table-cell>
          <table:table-cell office:value-type="float" office:value="13317.8160493251" calcext:value-type="float">
            <text:p>1331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illinks Weust</text:p>
          </table:table-cell>
          <table:table-cell office:value-type="float" office:value="786" calcext:value-type="float">
            <text:p>786</text:p>
          </table:table-cell>
          <table:table-cell office:value-type="float" office:value="7745.19487509655" calcext:value-type="float">
            <text:p>774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illinks Weust</text:p>
          </table:table-cell>
          <table:table-cell office:value-type="float" office:value="1071" calcext:value-type="float">
            <text:p>1071</text:p>
          </table:table-cell>
          <table:table-cell office:value-type="float" office:value="17399.9936583822" calcext:value-type="float">
            <text:p>1740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illinks Weust</text:p>
          </table:table-cell>
          <table:table-cell office:value-type="float" office:value="1429" calcext:value-type="float">
            <text:p>1429</text:p>
          </table:table-cell>
          <table:table-cell office:value-type="float" office:value="95673.8618190778" calcext:value-type="float">
            <text:p>95674</text:p>
          </table:table-cell>
          <table:table-cell office:value-type="float" office:value="23914.381646439" calcext:value-type="float">
            <text:p>239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illinks Weust</text:p>
          </table:table-cell>
          <table:table-cell office:value-type="float" office:value="1857" calcext:value-type="float">
            <text:p>1857</text:p>
          </table:table-cell>
          <table:table-cell office:value-type="float" office:value="21737.0668283597" calcext:value-type="float">
            <text:p>21737</text:p>
          </table:table-cell>
          <table:table-cell office:value-type="float" office:value="113.354200100759" calcext:value-type="float">
            <text:p>1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ekendelle</text:p>
          </table:table-cell>
          <table:table-cell office:value-type="float" office:value="1071" calcext:value-type="float">
            <text:p>1071</text:p>
          </table:table-cell>
          <table:table-cell office:value-type="float" office:value="180508.613399539" calcext:value-type="float">
            <text:p>18050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ekendelle</text:p>
          </table:table-cell>
          <table:table-cell office:value-type="float" office:value="1429" calcext:value-type="float">
            <text:p>1429</text:p>
          </table:table-cell>
          <table:table-cell office:value-type="float" office:value="28104.6758782926" calcext:value-type="float">
            <text:p>28105</text:p>
          </table:table-cell>
          <table:table-cell office:value-type="float" office:value="3798.18784151872" calcext:value-type="float">
            <text:p>37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ekendelle</text:p>
          </table:table-cell>
          <table:table-cell office:value-type="float" office:value="1857" calcext:value-type="float">
            <text:p>1857</text:p>
          </table:table-cell>
          <table:table-cell office:value-type="float" office:value="78376.4109771842" calcext:value-type="float">
            <text:p>78376</text:p>
          </table:table-cell>
          <table:table-cell office:value-type="float" office:value="12547.0052740613" calcext:value-type="float">
            <text:p>125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ooldse Veen</text:p>
          </table:table-cell>
          <table:table-cell office:value-type="float" office:value="500" calcext:value-type="float">
            <text:p>500</text:p>
          </table:table-cell>
          <table:table-cell office:value-type="float" office:value="284866.317601191" calcext:value-type="float">
            <text:p>28486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innenveld</text:p>
          </table:table-cell>
          <table:table-cell office:value-type="float" office:value="786" calcext:value-type="float">
            <text:p>786</text:p>
          </table:table-cell>
          <table:table-cell office:value-type="float" office:value="63388.6286970169" calcext:value-type="float">
            <text:p>6338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innenveld</text:p>
          </table:table-cell>
          <table:table-cell office:value-type="float" office:value="1214" calcext:value-type="float">
            <text:p>1214</text:p>
          </table:table-cell>
          <table:table-cell office:value-type="float" office:value="37709.6347836583" calcext:value-type="float">
            <text:p>37710</text:p>
          </table:table-cell>
          <table:table-cell office:value-type="float" office:value="5092.16954876549" calcext:value-type="float">
            <text:p>50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e Bruuk</text:p>
          </table:table-cell>
          <table:table-cell office:value-type="float" office:value="714" calcext:value-type="float">
            <text:p>714</text:p>
          </table:table-cell>
          <table:table-cell office:value-type="float" office:value="152.899272199749" calcext:value-type="float">
            <text:p>15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e Bruuk</text:p>
          </table:table-cell>
          <table:table-cell office:value-type="float" office:value="786" calcext:value-type="float">
            <text:p>786</text:p>
          </table:table-cell>
          <table:table-cell office:value-type="float" office:value="293828.30208425" calcext:value-type="float">
            <text:p>29382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e Bruuk</text:p>
          </table:table-cell>
          <table:table-cell office:value-type="float" office:value="1143" calcext:value-type="float">
            <text:p>1143</text:p>
          </table:table-cell>
          <table:table-cell office:value-type="float" office:value="956.879658013582" calcext:value-type="float">
            <text:p>95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e Bruuk</text:p>
          </table:table-cell>
          <table:table-cell office:value-type="float" office:value="1214" calcext:value-type="float">
            <text:p>1214</text:p>
          </table:table-cell>
          <table:table-cell office:value-type="float" office:value="34734.416955226" calcext:value-type="float">
            <text:p>34734</text:p>
          </table:table-cell>
          <table:table-cell office:value-type="float" office:value="6678.4468481564" calcext:value-type="float">
            <text:p>667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e Bruuk</text:p>
          </table:table-cell>
          <table:table-cell office:value-type="float" office:value="1857" calcext:value-type="float">
            <text:p>1857</text:p>
          </table:table-cell>
          <table:table-cell office:value-type="float" office:value="8825.04334228905" calcext:value-type="float">
            <text:p>882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ingegebied &amp; Diefdijk-Zuid</text:p>
          </table:table-cell>
          <table:table-cell office:value-type="float" office:value="1143" calcext:value-type="float">
            <text:p>1143</text:p>
          </table:table-cell>
          <table:table-cell office:value-type="float" office:value="13417.1719240079" calcext:value-type="float">
            <text:p>1341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ingegebied &amp; Diefdijk-Zuid</text:p>
          </table:table-cell>
          <table:table-cell office:value-type="float" office:value="1357" calcext:value-type="float">
            <text:p>1357</text:p>
          </table:table-cell>
          <table:table-cell office:value-type="float" office:value="319322.211176045" calcext:value-type="float">
            <text:p>319322</text:p>
          </table:table-cell>
          <table:table-cell office:value-type="float" office:value="110888.992375699" calcext:value-type="float">
            <text:p>1108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ingegebied &amp; Diefdijk-Zuid</text:p>
          </table:table-cell>
          <table:table-cell office:value-type="float" office:value="1571" calcext:value-type="float">
            <text:p>1571</text:p>
          </table:table-cell>
          <table:table-cell office:value-type="float" office:value="34831.765165901" calcext:value-type="float">
            <text:p>34832</text:p>
          </table:table-cell>
          <table:table-cell office:value-type="float" office:value="14005.339024656" calcext:value-type="float">
            <text:p>140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ingegebied &amp; Diefdijk-Zuid</text:p>
          </table:table-cell>
          <table:table-cell office:value-type="float" office:value="1857" calcext:value-type="float">
            <text:p>1857</text:p>
          </table:table-cell>
          <table:table-cell office:value-type="float" office:value="203831.229573451" calcext:value-type="float">
            <text:p>203831</text:p>
          </table:table-cell>
          <table:table-cell office:value-type="float" office:value="115618.962535818" calcext:value-type="float">
            <text:p>1156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ingegebied &amp; Diefdijk-Zuid</text:p>
          </table:table-cell>
          <table:table-cell office:value-type="float" office:value="2000" calcext:value-type="float">
            <text:p>2000</text:p>
          </table:table-cell>
          <table:table-cell office:value-type="float" office:value="33702.4997885167" calcext:value-type="float">
            <text:p>33702</text:p>
          </table:table-cell>
          <table:table-cell office:value-type="float" office:value="7309.91959273757" calcext:value-type="float">
            <text:p>73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ingegebied &amp; Diefdijk-Zuid</text:p>
          </table:table-cell>
          <table:table-cell office:value-type="float" office:value="2143" calcext:value-type="float">
            <text:p>2143</text:p>
          </table:table-cell>
          <table:table-cell/>
          <table:table-cell office:value-type="float" office:value="680.323897510301" calcext:value-type="float">
            <text:p>68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oevestein, Pompveld &amp; Kornsche Boezem</text:p>
          </table:table-cell>
          <table:table-cell office:value-type="float" office:value="1357" calcext:value-type="float">
            <text:p>1357</text:p>
          </table:table-cell>
          <table:table-cell office:value-type="float" office:value="326.772675071959" calcext:value-type="float">
            <text:p>327</text:p>
          </table:table-cell>
          <table:table-cell office:value-type="float" office:value="85.2970156702213" calcext:value-type="float">
            <text:p>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oevestein, Pompveld &amp; Kornsche Boezem</text:p>
          </table:table-cell>
          <table:table-cell office:value-type="float" office:value="1857" calcext:value-type="float">
            <text:p>1857</text:p>
          </table:table-cell>
          <table:table-cell/>
          <table:table-cell office:value-type="float" office:value="10304.3927101977" calcext:value-type="float">
            <text:p>103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oevestein, Pompveld &amp; Kornsche Boezem</text:p>
          </table:table-cell>
          <table:table-cell office:value-type="float" office:value="2143" calcext:value-type="float">
            <text:p>2143</text:p>
          </table:table-cell>
          <table:table-cell office:value-type="float" office:value="806.629236400826" calcext:value-type="float">
            <text:p>807</text:p>
          </table:table-cell>
          <table:table-cell office:value-type="float" office:value="2827.82169788983" calcext:value-type="float">
            <text:p>282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olland &amp; Overlangbroek</text:p>
          </table:table-cell>
          <table:table-cell office:value-type="float" office:value="1857" calcext:value-type="float">
            <text:p>1857</text:p>
          </table:table-cell>
          <table:table-cell/>
          <table:table-cell office:value-type="float" office:value="9738.10265682964" calcext:value-type="float">
            <text:p>97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Uiterwaarden Lek</text:p>
          </table:table-cell>
          <table:table-cell office:value-type="float" office:value="1286" calcext:value-type="float">
            <text:p>1286</text:p>
          </table:table-cell>
          <table:table-cell office:value-type="float" office:value="104088.673115388" calcext:value-type="float">
            <text:p>104089</text:p>
          </table:table-cell>
          <table:table-cell office:value-type="float" office:value="14789.3917348908" calcext:value-type="float">
            <text:p>147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Uiterwaarden Lek</text:p>
          </table:table-cell>
          <table:table-cell office:value-type="float" office:value="1357" calcext:value-type="float">
            <text:p>1357</text:p>
          </table:table-cell>
          <table:table-cell office:value-type="float" office:value="225173.184457772" calcext:value-type="float">
            <text:p>225173</text:p>
          </table:table-cell>
          <table:table-cell office:value-type="float" office:value="15165.0692892715" calcext:value-type="float">
            <text:p>151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Uiterwaarden Lek</text:p>
          </table:table-cell>
          <table:table-cell office:value-type="float" office:value="2143" calcext:value-type="float">
            <text:p>2143</text:p>
          </table:table-cell>
          <table:table-cell office:value-type="float" office:value="11999.1839434515" calcext:value-type="float">
            <text:p>11999</text:p>
          </table:table-cell>
          <table:table-cell office:value-type="float" office:value="2487.01130236674" calcext:value-type="float">
            <text:p>24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aardermeer</text:p>
          </table:table-cell>
          <table:table-cell office:value-type="float" office:value="500" calcext:value-type="float">
            <text:p>500</text:p>
          </table:table-cell>
          <table:table-cell office:value-type="float" office:value="313695.522324061" calcext:value-type="float">
            <text:p>31369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aardermeer</text:p>
          </table:table-cell>
          <table:table-cell office:value-type="float" office:value="786" calcext:value-type="float">
            <text:p>786</text:p>
          </table:table-cell>
          <table:table-cell office:value-type="float" office:value="22682.4902826163" calcext:value-type="float">
            <text:p>2268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aardermeer</text:p>
          </table:table-cell>
          <table:table-cell office:value-type="float" office:value="1214" calcext:value-type="float">
            <text:p>1214</text:p>
          </table:table-cell>
          <table:table-cell office:value-type="float" office:value="17311.4308435299" calcext:value-type="float">
            <text:p>1731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aardermeer</text:p>
          </table:table-cell>
          <table:table-cell office:value-type="float" office:value="1714" calcext:value-type="float">
            <text:p>1714</text:p>
          </table:table-cell>
          <table:table-cell office:value-type="float" office:value="563266.199947153" calcext:value-type="float">
            <text:p>56326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aardermeer</text:p>
          </table:table-cell>
          <table:table-cell office:value-type="float" office:value="1786" calcext:value-type="float">
            <text:p>1786</text:p>
          </table:table-cell>
          <table:table-cell office:value-type="float" office:value="366253.622611954" calcext:value-type="float">
            <text:p>36625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aardermeer</text:p>
          </table:table-cell>
          <table:table-cell office:value-type="float" office:value="2143" calcext:value-type="float">
            <text:p>2143</text:p>
          </table:table-cell>
          <table:table-cell office:value-type="float" office:value="194111.408466142" calcext:value-type="float">
            <text:p>19411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ostelijke Vechtplassen</text:p>
          </table:table-cell>
          <table:table-cell office:value-type="float" office:value="500" calcext:value-type="float">
            <text:p>500</text:p>
          </table:table-cell>
          <table:table-cell office:value-type="float" office:value="458715.981937698" calcext:value-type="float">
            <text:p>45871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ostelijke Vechtplassen</text:p>
          </table:table-cell>
          <table:table-cell office:value-type="float" office:value="786" calcext:value-type="float">
            <text:p>786</text:p>
          </table:table-cell>
          <table:table-cell office:value-type="float" office:value="23461.5956930064" calcext:value-type="float">
            <text:p>2346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ostelijke Vechtplassen</text:p>
          </table:table-cell>
          <table:table-cell office:value-type="float" office:value="1214" calcext:value-type="float">
            <text:p>1214</text:p>
          </table:table-cell>
          <table:table-cell office:value-type="float" office:value="134000.480559666" calcext:value-type="float">
            <text:p>13400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ostelijke Vechtplassen</text:p>
          </table:table-cell>
          <table:table-cell office:value-type="float" office:value="1429" calcext:value-type="float">
            <text:p>1429</text:p>
          </table:table-cell>
          <table:table-cell office:value-type="float" office:value="23927.7768035939" calcext:value-type="float">
            <text:p>2392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ostelijke Vechtplassen</text:p>
          </table:table-cell>
          <table:table-cell office:value-type="float" office:value="1714" calcext:value-type="float">
            <text:p>1714</text:p>
          </table:table-cell>
          <table:table-cell office:value-type="float" office:value="1228251.25229727" calcext:value-type="float">
            <text:p>122825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ostelijke Vechtplassen</text:p>
          </table:table-cell>
          <table:table-cell office:value-type="float" office:value="1786" calcext:value-type="float">
            <text:p>1786</text:p>
          </table:table-cell>
          <table:table-cell office:value-type="float" office:value="224874.800860753" calcext:value-type="float">
            <text:p>22487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ostelijke Vechtplassen</text:p>
          </table:table-cell>
          <table:table-cell office:value-type="float" office:value="2143" calcext:value-type="float">
            <text:p>2143</text:p>
          </table:table-cell>
          <table:table-cell office:value-type="float" office:value="260554.186748198" calcext:value-type="float">
            <text:p>26055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Zouweboezem</text:p>
          </table:table-cell>
          <table:table-cell office:value-type="float" office:value="786" calcext:value-type="float">
            <text:p>786</text:p>
          </table:table-cell>
          <table:table-cell office:value-type="float" office:value="18343.2953859486" calcext:value-type="float">
            <text:p>1834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Zouweboezem</text:p>
          </table:table-cell>
          <table:table-cell office:value-type="float" office:value="1857" calcext:value-type="float">
            <text:p>1857</text:p>
          </table:table-cell>
          <table:table-cell office:value-type="float" office:value="34108.4303528477" calcext:value-type="float">
            <text:p>3410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iesbosch</text:p>
          </table:table-cell>
          <table:table-cell office:value-type="float" office:value="1357" calcext:value-type="float">
            <text:p>1357</text:p>
          </table:table-cell>
          <table:table-cell office:value-type="float" office:value="196994.12662354" calcext:value-type="float">
            <text:p>196994</text:p>
          </table:table-cell>
          <table:table-cell office:value-type="float" office:value="46921.5082023914" calcext:value-type="float">
            <text:p>469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iesbosch</text:p>
          </table:table-cell>
          <table:table-cell office:value-type="float" office:value="1571" calcext:value-type="float">
            <text:p>1571</text:p>
          </table:table-cell>
          <table:table-cell office:value-type="float" office:value="13863.3723945407" calcext:value-type="float">
            <text:p>13863</text:p>
          </table:table-cell>
          <table:table-cell office:value-type="float" office:value="6139.92186511963" calcext:value-type="float">
            <text:p>614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iesbosch</text:p>
          </table:table-cell>
          <table:table-cell office:value-type="float" office:value="2000" calcext:value-type="float">
            <text:p>2000</text:p>
          </table:table-cell>
          <table:table-cell office:value-type="float" office:value="14581.1491394811" calcext:value-type="float">
            <text:p>14581</text:p>
          </table:table-cell>
          <table:table-cell office:value-type="float" office:value="4477.98459085137" calcext:value-type="float">
            <text:p>447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Krammer-Volkerak</text:p>
          </table:table-cell>
          <table:table-cell office:value-type="float" office:value="1357" calcext:value-type="float">
            <text:p>1357</text:p>
          </table:table-cell>
          <table:table-cell office:value-type="float" office:value="1578.7371479345" calcext:value-type="float">
            <text:p>1579</text:p>
          </table:table-cell>
          <table:table-cell office:value-type="float" office:value="2712.10075072234" calcext:value-type="float">
            <text:p>27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Krammer-Volkerak</text:p>
          </table:table-cell>
          <table:table-cell office:value-type="float" office:value="1429" calcext:value-type="float">
            <text:p>1429</text:p>
          </table:table-cell>
          <table:table-cell office:value-type="float" office:value="117478.129880217" calcext:value-type="float">
            <text:p>117478</text:p>
          </table:table-cell>
          <table:table-cell office:value-type="float" office:value="19500.0433264291" calcext:value-type="float">
            <text:p>195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Krammer-Volkerak</text:p>
          </table:table-cell>
          <table:table-cell office:value-type="float" office:value="1643" calcext:value-type="float">
            <text:p>1643</text:p>
          </table:table-cell>
          <table:table-cell office:value-type="float" office:value="6237.10240789989" calcext:value-type="float">
            <text:p>623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Krammer-Volkerak</text:p>
          </table:table-cell>
          <table:table-cell office:value-type="float" office:value="2000" calcext:value-type="float">
            <text:p>2000</text:p>
          </table:table-cell>
          <table:table-cell office:value-type="float" office:value="24589.9400734427" calcext:value-type="float">
            <text:p>24590</text:p>
          </table:table-cell>
          <table:table-cell office:value-type="float" office:value="2311.85078221932" calcext:value-type="float">
            <text:p>23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revelingen</text:p>
          </table:table-cell>
          <table:table-cell office:value-type="float" office:value="1429" calcext:value-type="float">
            <text:p>1429</text:p>
          </table:table-cell>
          <table:table-cell office:value-type="float" office:value="28858.8518971681" calcext:value-type="float">
            <text:p>28859</text:p>
          </table:table-cell>
          <table:table-cell office:value-type="float" office:value="369.228180990875" calcext:value-type="float">
            <text:p>36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revelingen</text:p>
          </table:table-cell>
          <table:table-cell office:value-type="float" office:value="1643" calcext:value-type="float">
            <text:p>1643</text:p>
          </table:table-cell>
          <table:table-cell office:value-type="float" office:value="1392.16551502692" calcext:value-type="float">
            <text:p>139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revelingen</text:p>
          </table:table-cell>
          <table:table-cell office:value-type="float" office:value="2000" calcext:value-type="float">
            <text:p>2000</text:p>
          </table:table-cell>
          <table:table-cell office:value-type="float" office:value="3862.81496236498" calcext:value-type="float">
            <text:p>3863</text:p>
          </table:table-cell>
          <table:table-cell office:value-type="float" office:value="9243.83331912989" calcext:value-type="float">
            <text:p>92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osterschelde</text:p>
          </table:table-cell>
          <table:table-cell office:value-type="float" office:value="1071" calcext:value-type="float">
            <text:p>1071</text:p>
          </table:table-cell>
          <table:table-cell office:value-type="float" office:value="386.082778860058" calcext:value-type="float">
            <text:p>38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osterschelde</text:p>
          </table:table-cell>
          <table:table-cell office:value-type="float" office:value="1429" calcext:value-type="float">
            <text:p>1429</text:p>
          </table:table-cell>
          <table:table-cell office:value-type="float" office:value="365943.252755622" calcext:value-type="float">
            <text:p>365943</text:p>
          </table:table-cell>
          <table:table-cell office:value-type="float" office:value="10558.2223633208" calcext:value-type="float">
            <text:p>105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osterschelde</text:p>
          </table:table-cell>
          <table:table-cell office:value-type="float" office:value="1643" calcext:value-type="float">
            <text:p>1643</text:p>
          </table:table-cell>
          <table:table-cell office:value-type="float" office:value="166984.069193112" calcext:value-type="float">
            <text:p>166984</text:p>
          </table:table-cell>
          <table:table-cell office:value-type="float" office:value="726.908031631625" calcext:value-type="float">
            <text:p>7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osterschelde</text:p>
          </table:table-cell>
          <table:table-cell office:value-type="float" office:value="2000" calcext:value-type="float">
            <text:p>2000</text:p>
          </table:table-cell>
          <table:table-cell office:value-type="float" office:value="203.766647117678" calcext:value-type="float">
            <text:p>20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Yerseke en Kapelse Moer</text:p>
          </table:table-cell>
          <table:table-cell office:value-type="float" office:value="1429" calcext:value-type="float">
            <text:p>1429</text:p>
          </table:table-cell>
          <table:table-cell office:value-type="float" office:value="49108.8824943831" calcext:value-type="float">
            <text:p>4910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Yerseke en Kapelse Moer</text:p>
          </table:table-cell>
          <table:table-cell office:value-type="float" office:value="1643" calcext:value-type="float">
            <text:p>1643</text:p>
          </table:table-cell>
          <table:table-cell office:value-type="float" office:value="2479.40945537583" calcext:value-type="float">
            <text:p>247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Westerschelde &amp; Saeftinghe</text:p>
          </table:table-cell>
          <table:table-cell office:value-type="float" office:value="1071" calcext:value-type="float">
            <text:p>1071</text:p>
          </table:table-cell>
          <table:table-cell office:value-type="float" office:value="181044.920793258" calcext:value-type="float">
            <text:p>18104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Westerschelde &amp; Saeftinghe</text:p>
          </table:table-cell>
          <table:table-cell office:value-type="float" office:value="1429" calcext:value-type="float">
            <text:p>1429</text:p>
          </table:table-cell>
          <table:table-cell office:value-type="float" office:value="265065.436526626" calcext:value-type="float">
            <text:p>265065</text:p>
          </table:table-cell>
          <table:table-cell office:value-type="float" office:value="9502.83196966839" calcext:value-type="float">
            <text:p>950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Westerschelde &amp; Saeftinghe</text:p>
          </table:table-cell>
          <table:table-cell office:value-type="float" office:value="1643" calcext:value-type="float">
            <text:p>1643</text:p>
          </table:table-cell>
          <table:table-cell office:value-type="float" office:value="42467.3600965693" calcext:value-type="float">
            <text:p>42467</text:p>
          </table:table-cell>
          <table:table-cell office:value-type="float" office:value="769.332634037361" calcext:value-type="float">
            <text:p>76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ogelkreek</text:p>
          </table:table-cell>
          <table:table-cell office:value-type="float" office:value="1571" calcext:value-type="float">
            <text:p>1571</text:p>
          </table:table-cell>
          <table:table-cell office:value-type="float" office:value="788.153724889271" calcext:value-type="float">
            <text:p>78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Brabantse Wal</text:p>
          </table:table-cell>
          <table:table-cell office:value-type="float" office:value="500" calcext:value-type="float">
            <text:p>500</text:p>
          </table:table-cell>
          <table:table-cell office:value-type="float" office:value="134665.476906549" calcext:value-type="float">
            <text:p>13466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Brabantse Wal</text:p>
          </table:table-cell>
          <table:table-cell office:value-type="float" office:value="714" calcext:value-type="float">
            <text:p>714</text:p>
          </table:table-cell>
          <table:table-cell office:value-type="float" office:value="3602265.60723094" calcext:value-type="float">
            <text:p>360226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Brabantse Wal</text:p>
          </table:table-cell>
          <table:table-cell office:value-type="float" office:value="1000" calcext:value-type="float">
            <text:p>1000</text:p>
          </table:table-cell>
          <table:table-cell office:value-type="float" office:value="676849.551228887" calcext:value-type="float">
            <text:p>67685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Brabantse Wal</text:p>
          </table:table-cell>
          <table:table-cell office:value-type="float" office:value="1071" calcext:value-type="float">
            <text:p>1071</text:p>
          </table:table-cell>
          <table:table-cell office:value-type="float" office:value="35773236.3803644" calcext:value-type="float">
            <text:p>35773236</text:p>
          </table:table-cell>
          <table:table-cell office:value-type="float" office:value="8101.65270009793" calcext:value-type="float">
            <text:p>810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Ulvenhoutse Bos</text:p>
          </table:table-cell>
          <table:table-cell office:value-type="float" office:value="1071" calcext:value-type="float">
            <text:p>1071</text:p>
          </table:table-cell>
          <table:table-cell office:value-type="float" office:value="402561.045454362" calcext:value-type="float">
            <text:p>40256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Ulvenhoutse Bos</text:p>
          </table:table-cell>
          <table:table-cell office:value-type="float" office:value="1429" calcext:value-type="float">
            <text:p>1429</text:p>
          </table:table-cell>
          <table:table-cell office:value-type="float" office:value="21351.7071196174" calcext:value-type="float">
            <text:p>2135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Ulvenhoutse Bos</text:p>
          </table:table-cell>
          <table:table-cell office:value-type="float" office:value="1857" calcext:value-type="float">
            <text:p>1857</text:p>
          </table:table-cell>
          <table:table-cell office:value-type="float" office:value="95346.3243432763" calcext:value-type="float">
            <text:p>9534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angstraat</text:p>
          </table:table-cell>
          <table:table-cell office:value-type="float" office:value="500" calcext:value-type="float">
            <text:p>500</text:p>
          </table:table-cell>
          <table:table-cell office:value-type="float" office:value="43212.342104949" calcext:value-type="float">
            <text:p>4321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angstraat</text:p>
          </table:table-cell>
          <table:table-cell office:value-type="float" office:value="786" calcext:value-type="float">
            <text:p>786</text:p>
          </table:table-cell>
          <table:table-cell office:value-type="float" office:value="23946.8049580373" calcext:value-type="float">
            <text:p>2394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angstraat</text:p>
          </table:table-cell>
          <table:table-cell office:value-type="float" office:value="1071" calcext:value-type="float">
            <text:p>1071</text:p>
          </table:table-cell>
          <table:table-cell office:value-type="float" office:value="49296.7364074673" calcext:value-type="float">
            <text:p>4929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angstraat</text:p>
          </table:table-cell>
          <table:table-cell office:value-type="float" office:value="1143" calcext:value-type="float">
            <text:p>1143</text:p>
          </table:table-cell>
          <table:table-cell office:value-type="float" office:value="18643.4331356736" calcext:value-type="float">
            <text:p>18643</text:p>
          </table:table-cell>
          <table:table-cell office:value-type="float" office:value="6000.06645385339" calcext:value-type="float">
            <text:p>60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angstraat</text:p>
          </table:table-cell>
          <table:table-cell office:value-type="float" office:value="1214" calcext:value-type="float">
            <text:p>1214</text:p>
          </table:table-cell>
          <table:table-cell office:value-type="float" office:value="45393.6154544422" calcext:value-type="float">
            <text:p>45394</text:p>
          </table:table-cell>
          <table:table-cell office:value-type="float" office:value="3127.9371421059" calcext:value-type="float">
            <text:p>3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angstraat</text:p>
          </table:table-cell>
          <table:table-cell office:value-type="float" office:value="2143" calcext:value-type="float">
            <text:p>2143</text:p>
          </table:table-cell>
          <table:table-cell office:value-type="float" office:value="16549.5064926049" calcext:value-type="float">
            <text:p>16550</text:p>
          </table:table-cell>
          <table:table-cell office:value-type="float" office:value="4297.07872637518" calcext:value-type="float">
            <text:p>429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oonse en Drunense Duinen &amp; Leemkuilen</text:p>
          </table:table-cell>
          <table:table-cell office:value-type="float" office:value="500" calcext:value-type="float">
            <text:p>500</text:p>
          </table:table-cell>
          <table:table-cell office:value-type="float" office:value="64082.3453732581" calcext:value-type="float">
            <text:p>6408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oonse en Drunense Duinen &amp; Leemkuilen</text:p>
          </table:table-cell>
          <table:table-cell office:value-type="float" office:value="714" calcext:value-type="float">
            <text:p>714</text:p>
          </table:table-cell>
          <table:table-cell office:value-type="float" office:value="3311445.72928551" calcext:value-type="float">
            <text:p>331144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oonse en Drunense Duinen &amp; Leemkuilen</text:p>
          </table:table-cell>
          <table:table-cell office:value-type="float" office:value="786" calcext:value-type="float">
            <text:p>786</text:p>
          </table:table-cell>
          <table:table-cell office:value-type="float" office:value="996.712567406241" calcext:value-type="float">
            <text:p>99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oonse en Drunense Duinen &amp; Leemkuilen</text:p>
          </table:table-cell>
          <table:table-cell office:value-type="float" office:value="1071" calcext:value-type="float">
            <text:p>1071</text:p>
          </table:table-cell>
          <table:table-cell office:value-type="float" office:value="663192.709217176" calcext:value-type="float">
            <text:p>663193</text:p>
          </table:table-cell>
          <table:table-cell office:value-type="float" office:value="8579.320278915" calcext:value-type="float">
            <text:p>857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oonse en Drunense Duinen &amp; Leemkuilen</text:p>
          </table:table-cell>
          <table:table-cell office:value-type="float" office:value="1429" calcext:value-type="float">
            <text:p>1429</text:p>
          </table:table-cell>
          <table:table-cell office:value-type="float" office:value="255981.496686729" calcext:value-type="float">
            <text:p>255981</text:p>
          </table:table-cell>
          <table:table-cell office:value-type="float" office:value="91961.2535651296" calcext:value-type="float">
            <text:p>9196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oonse en Drunense Duinen &amp; Leemkuilen</text:p>
          </table:table-cell>
          <table:table-cell office:value-type="float" office:value="1857" calcext:value-type="float">
            <text:p>1857</text:p>
          </table:table-cell>
          <table:table-cell office:value-type="float" office:value="447349.236120281" calcext:value-type="float">
            <text:p>447349</text:p>
          </table:table-cell>
          <table:table-cell office:value-type="float" office:value="258941.553883338" calcext:value-type="float">
            <text:p>25894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Vlijmens Ven, Moerputten &amp; Bossche Broek</text:p>
          </table:table-cell>
          <table:table-cell office:value-type="float" office:value="500" calcext:value-type="float">
            <text:p>500</text:p>
          </table:table-cell>
          <table:table-cell office:value-type="float" office:value="2284.17901723665" calcext:value-type="float">
            <text:p>228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Vlijmens Ven, Moerputten &amp; Bossche Broek</text:p>
          </table:table-cell>
          <table:table-cell office:value-type="float" office:value="714" calcext:value-type="float">
            <text:p>714</text:p>
          </table:table-cell>
          <table:table-cell office:value-type="float" office:value="54373.8990394461" calcext:value-type="float">
            <text:p>5437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Vlijmens Ven, Moerputten &amp; Bossche Broek</text:p>
          </table:table-cell>
          <table:table-cell office:value-type="float" office:value="786" calcext:value-type="float">
            <text:p>786</text:p>
          </table:table-cell>
          <table:table-cell office:value-type="float" office:value="208424.504348115" calcext:value-type="float">
            <text:p>20842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Vlijmens Ven, Moerputten &amp; Bossche Broek</text:p>
          </table:table-cell>
          <table:table-cell office:value-type="float" office:value="1214" calcext:value-type="float">
            <text:p>1214</text:p>
          </table:table-cell>
          <table:table-cell office:value-type="float" office:value="27278.747649166" calcext:value-type="float">
            <text:p>2727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Vlijmens Ven, Moerputten &amp; Bossche Broek</text:p>
          </table:table-cell>
          <table:table-cell office:value-type="float" office:value="1357" calcext:value-type="float">
            <text:p>1357</text:p>
          </table:table-cell>
          <table:table-cell office:value-type="float" office:value="8532.69510616326" calcext:value-type="float">
            <text:p>8533</text:p>
          </table:table-cell>
          <table:table-cell office:value-type="float" office:value="8790.08920486795" calcext:value-type="float">
            <text:p>879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Vlijmens Ven, Moerputten &amp; Bossche Broek</text:p>
          </table:table-cell>
          <table:table-cell office:value-type="float" office:value="1786" calcext:value-type="float">
            <text:p>1786</text:p>
          </table:table-cell>
          <table:table-cell office:value-type="float" office:value="7203.52139791208" calcext:value-type="float">
            <text:p>720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Kampina &amp; Oisterwijkse Vennen</text:p>
          </table:table-cell>
          <table:table-cell office:value-type="float" office:value="429" calcext:value-type="float">
            <text:p>429</text:p>
          </table:table-cell>
          <table:table-cell office:value-type="float" office:value="47241.4431375638" calcext:value-type="float">
            <text:p>4724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Kampina &amp; Oisterwijkse Vennen</text:p>
          </table:table-cell>
          <table:table-cell office:value-type="float" office:value="500" calcext:value-type="float">
            <text:p>500</text:p>
          </table:table-cell>
          <table:table-cell office:value-type="float" office:value="306966.82926377" calcext:value-type="float">
            <text:p>30696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Kampina &amp; Oisterwijkse Vennen</text:p>
          </table:table-cell>
          <table:table-cell office:value-type="float" office:value="714" calcext:value-type="float">
            <text:p>714</text:p>
          </table:table-cell>
          <table:table-cell office:value-type="float" office:value="3311945.24505988" calcext:value-type="float">
            <text:p>331194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Kampina &amp; Oisterwijkse Vennen</text:p>
          </table:table-cell>
          <table:table-cell office:value-type="float" office:value="786" calcext:value-type="float">
            <text:p>786</text:p>
          </table:table-cell>
          <table:table-cell office:value-type="float" office:value="23070.726250094" calcext:value-type="float">
            <text:p>2307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Kampina &amp; Oisterwijkse Vennen</text:p>
          </table:table-cell>
          <table:table-cell office:value-type="float" office:value="1000" calcext:value-type="float">
            <text:p>1000</text:p>
          </table:table-cell>
          <table:table-cell office:value-type="float" office:value="363936.18516747" calcext:value-type="float">
            <text:p>363936</text:p>
          </table:table-cell>
          <table:table-cell office:value-type="float" office:value="2126.31962983549" calcext:value-type="float">
            <text:p>212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Kampina &amp; Oisterwijkse Vennen</text:p>
          </table:table-cell>
          <table:table-cell office:value-type="float" office:value="1071" calcext:value-type="float">
            <text:p>1071</text:p>
          </table:table-cell>
          <table:table-cell office:value-type="float" office:value="1255252.25009486" calcext:value-type="float">
            <text:p>1255252</text:p>
          </table:table-cell>
          <table:table-cell office:value-type="float" office:value="268101.997036264" calcext:value-type="float">
            <text:p>2681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Kampina &amp; Oisterwijkse Vennen</text:p>
          </table:table-cell>
          <table:table-cell office:value-type="float" office:value="1429" calcext:value-type="float">
            <text:p>1429</text:p>
          </table:table-cell>
          <table:table-cell office:value-type="float" office:value="14743.5574277651" calcext:value-type="float">
            <text:p>1474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Kampina &amp; Oisterwijkse Vennen</text:p>
          </table:table-cell>
          <table:table-cell office:value-type="float" office:value="1786" calcext:value-type="float">
            <text:p>1786</text:p>
          </table:table-cell>
          <table:table-cell office:value-type="float" office:value="30620.0767221729" calcext:value-type="float">
            <text:p>30620</text:p>
          </table:table-cell>
          <table:table-cell office:value-type="float" office:value="147274.01119603" calcext:value-type="float">
            <text:p>14727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Kampina &amp; Oisterwijkse Vennen</text:p>
          </table:table-cell>
          <table:table-cell office:value-type="float" office:value="1857" calcext:value-type="float">
            <text:p>1857</text:p>
          </table:table-cell>
          <table:table-cell office:value-type="float" office:value="171855.502457788" calcext:value-type="float">
            <text:p>171856</text:p>
          </table:table-cell>
          <table:table-cell office:value-type="float" office:value="88717.4874372502" calcext:value-type="float">
            <text:p>8871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Kampina &amp; Oisterwijkse Vennen</text:p>
          </table:table-cell>
          <table:table-cell office:value-type="float" office:value="2143" calcext:value-type="float">
            <text:p>2143</text:p>
          </table:table-cell>
          <table:table-cell office:value-type="float" office:value="922.01871992182" calcext:value-type="float">
            <text:p>922</text:p>
          </table:table-cell>
          <table:table-cell office:value-type="float" office:value="214.657138308976" calcext:value-type="float">
            <text:p>21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egte Heide &amp; Riels Laag</text:p>
          </table:table-cell>
          <table:table-cell office:value-type="float" office:value="500" calcext:value-type="float">
            <text:p>500</text:p>
          </table:table-cell>
          <table:table-cell office:value-type="float" office:value="58606.7207396755" calcext:value-type="float">
            <text:p>58607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egte Heide &amp; Riels Laag</text:p>
          </table:table-cell>
          <table:table-cell office:value-type="float" office:value="714" calcext:value-type="float">
            <text:p>714</text:p>
          </table:table-cell>
          <table:table-cell office:value-type="float" office:value="1347732.63189755" calcext:value-type="float">
            <text:p>134773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egte Heide &amp; Riels Laag</text:p>
          </table:table-cell>
          <table:table-cell office:value-type="float" office:value="786" calcext:value-type="float">
            <text:p>786</text:p>
          </table:table-cell>
          <table:table-cell office:value-type="float" office:value="4339.05245964008" calcext:value-type="float">
            <text:p>433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egte Heide &amp; Riels Laag</text:p>
          </table:table-cell>
          <table:table-cell office:value-type="float" office:value="1071" calcext:value-type="float">
            <text:p>1071</text:p>
          </table:table-cell>
          <table:table-cell office:value-type="float" office:value="314368.077125813" calcext:value-type="float">
            <text:p>314368</text:p>
          </table:table-cell>
          <table:table-cell office:value-type="float" office:value="11958.8575321276" calcext:value-type="float">
            <text:p>1195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egte Heide &amp; Riels Laag</text:p>
          </table:table-cell>
          <table:table-cell office:value-type="float" office:value="1214" calcext:value-type="float">
            <text:p>1214</text:p>
          </table:table-cell>
          <table:table-cell office:value-type="float" office:value="172.241886531556" calcext:value-type="float">
            <text:p>172</text:p>
          </table:table-cell>
          <table:table-cell office:value-type="float" office:value="2020.09098895133" calcext:value-type="float">
            <text:p>202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egte Heide &amp; Riels Laag</text:p>
          </table:table-cell>
          <table:table-cell office:value-type="float" office:value="1857" calcext:value-type="float">
            <text:p>1857</text:p>
          </table:table-cell>
          <table:table-cell office:value-type="float" office:value="7359.25350769481" calcext:value-type="float">
            <text:p>7359</text:p>
          </table:table-cell>
          <table:table-cell office:value-type="float" office:value="12671.4438930132" calcext:value-type="float">
            <text:p>1267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Kempenland-West</text:p>
          </table:table-cell>
          <table:table-cell office:value-type="float" office:value="500" calcext:value-type="float">
            <text:p>500</text:p>
          </table:table-cell>
          <table:table-cell office:value-type="float" office:value="581091.95968955" calcext:value-type="float">
            <text:p>58109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Kempenland-West</text:p>
          </table:table-cell>
          <table:table-cell office:value-type="float" office:value="714" calcext:value-type="float">
            <text:p>714</text:p>
          </table:table-cell>
          <table:table-cell office:value-type="float" office:value="1398144.23662524" calcext:value-type="float">
            <text:p>139814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Kempenland-West</text:p>
          </table:table-cell>
          <table:table-cell office:value-type="float" office:value="786" calcext:value-type="float">
            <text:p>786</text:p>
          </table:table-cell>
          <table:table-cell office:value-type="float" office:value="15992.1784016434" calcext:value-type="float">
            <text:p>1599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Kempenland-West</text:p>
          </table:table-cell>
          <table:table-cell office:value-type="float" office:value="1071" calcext:value-type="float">
            <text:p>1071</text:p>
          </table:table-cell>
          <table:table-cell office:value-type="float" office:value="1455802.92260371" calcext:value-type="float">
            <text:p>1455803</text:p>
          </table:table-cell>
          <table:table-cell office:value-type="float" office:value="106233.3306004" calcext:value-type="float">
            <text:p>1062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Kempenland-West</text:p>
          </table:table-cell>
          <table:table-cell office:value-type="float" office:value="1429" calcext:value-type="float">
            <text:p>1429</text:p>
          </table:table-cell>
          <table:table-cell office:value-type="float" office:value="17221.576966543" calcext:value-type="float">
            <text:p>1722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Kempenland-West</text:p>
          </table:table-cell>
          <table:table-cell office:value-type="float" office:value="1786" calcext:value-type="float">
            <text:p>1786</text:p>
          </table:table-cell>
          <table:table-cell office:value-type="float" office:value="101963.6012885" calcext:value-type="float">
            <text:p>101964</text:p>
          </table:table-cell>
          <table:table-cell office:value-type="float" office:value="124529.20033082" calcext:value-type="float">
            <text:p>1245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Kempenland-West</text:p>
          </table:table-cell>
          <table:table-cell office:value-type="float" office:value="1857" calcext:value-type="float">
            <text:p>1857</text:p>
          </table:table-cell>
          <table:table-cell office:value-type="float" office:value="184265.110312832" calcext:value-type="float">
            <text:p>184265</text:p>
          </table:table-cell>
          <table:table-cell office:value-type="float" office:value="411778.748450147" calcext:value-type="float">
            <text:p>41177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eenderbos, Groote Heide &amp; De Plateaux</text:p>
          </table:table-cell>
          <table:table-cell office:value-type="float" office:value="500" calcext:value-type="float">
            <text:p>500</text:p>
          </table:table-cell>
          <table:table-cell office:value-type="float" office:value="226939.897331704" calcext:value-type="float">
            <text:p>22694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eenderbos, Groote Heide &amp; De Plateaux</text:p>
          </table:table-cell>
          <table:table-cell office:value-type="float" office:value="714" calcext:value-type="float">
            <text:p>714</text:p>
          </table:table-cell>
          <table:table-cell office:value-type="float" office:value="5828780.39793446" calcext:value-type="float">
            <text:p>582878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eenderbos, Groote Heide &amp; De Plateaux</text:p>
          </table:table-cell>
          <table:table-cell office:value-type="float" office:value="1000" calcext:value-type="float">
            <text:p>1000</text:p>
          </table:table-cell>
          <table:table-cell office:value-type="float" office:value="684626.833537088" calcext:value-type="float">
            <text:p>684627</text:p>
          </table:table-cell>
          <table:table-cell office:value-type="float" office:value="103181.91859694" calcext:value-type="float">
            <text:p>10318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eenderbos, Groote Heide &amp; De Plateaux</text:p>
          </table:table-cell>
          <table:table-cell office:value-type="float" office:value="1071" calcext:value-type="float">
            <text:p>1071</text:p>
          </table:table-cell>
          <table:table-cell office:value-type="float" office:value="1172677.1533312" calcext:value-type="float">
            <text:p>1172677</text:p>
          </table:table-cell>
          <table:table-cell office:value-type="float" office:value="21861.7458264153" calcext:value-type="float">
            <text:p>2186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eenderbos, Groote Heide &amp; De Plateaux</text:p>
          </table:table-cell>
          <table:table-cell office:value-type="float" office:value="1214" calcext:value-type="float">
            <text:p>1214</text:p>
          </table:table-cell>
          <table:table-cell office:value-type="float" office:value="4658.95918603095" calcext:value-type="float">
            <text:p>465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eenderbos, Groote Heide &amp; De Plateaux</text:p>
          </table:table-cell>
          <table:table-cell office:value-type="float" office:value="1357" calcext:value-type="float">
            <text:p>1357</text:p>
          </table:table-cell>
          <table:table-cell office:value-type="float" office:value="7801.1292677708" calcext:value-type="float">
            <text:p>7801</text:p>
          </table:table-cell>
          <table:table-cell office:value-type="float" office:value="9174.54817499407" calcext:value-type="float">
            <text:p>917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eenderbos, Groote Heide &amp; De Plateaux</text:p>
          </table:table-cell>
          <table:table-cell office:value-type="float" office:value="1429" calcext:value-type="float">
            <text:p>1429</text:p>
          </table:table-cell>
          <table:table-cell office:value-type="float" office:value="3198.35112250826" calcext:value-type="float">
            <text:p>319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eenderbos, Groote Heide &amp; De Plateaux</text:p>
          </table:table-cell>
          <table:table-cell office:value-type="float" office:value="1786" calcext:value-type="float">
            <text:p>1786</text:p>
          </table:table-cell>
          <table:table-cell office:value-type="float" office:value="44439.4169510827" calcext:value-type="float">
            <text:p>44439</text:p>
          </table:table-cell>
          <table:table-cell office:value-type="float" office:value="43146.5048425036" calcext:value-type="float">
            <text:p>4314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eenderbos, Groote Heide &amp; De Plateaux</text:p>
          </table:table-cell>
          <table:table-cell office:value-type="float" office:value="1857" calcext:value-type="float">
            <text:p>1857</text:p>
          </table:table-cell>
          <table:table-cell office:value-type="float" office:value="92102.6333152079" calcext:value-type="float">
            <text:p>92103</text:p>
          </table:table-cell>
          <table:table-cell office:value-type="float" office:value="204460.628737437" calcext:value-type="float">
            <text:p>20446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rabrechtse Heide &amp; Beuven</text:p>
          </table:table-cell>
          <table:table-cell office:value-type="float" office:value="429" calcext:value-type="float">
            <text:p>429</text:p>
          </table:table-cell>
          <table:table-cell office:value-type="float" office:value="491154.642819863" calcext:value-type="float">
            <text:p>49115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rabrechtse Heide &amp; Beuven</text:p>
          </table:table-cell>
          <table:table-cell office:value-type="float" office:value="500" calcext:value-type="float">
            <text:p>500</text:p>
          </table:table-cell>
          <table:table-cell office:value-type="float" office:value="176832.949413123" calcext:value-type="float">
            <text:p>17683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rabrechtse Heide &amp; Beuven</text:p>
          </table:table-cell>
          <table:table-cell office:value-type="float" office:value="714" calcext:value-type="float">
            <text:p>714</text:p>
          </table:table-cell>
          <table:table-cell office:value-type="float" office:value="6538054.57682216" calcext:value-type="float">
            <text:p>653805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rabrechtse Heide &amp; Beuven</text:p>
          </table:table-cell>
          <table:table-cell office:value-type="float" office:value="1071" calcext:value-type="float">
            <text:p>1071</text:p>
          </table:table-cell>
          <table:table-cell office:value-type="float" office:value="2283215.32443411" calcext:value-type="float">
            <text:p>2283215</text:p>
          </table:table-cell>
          <table:table-cell office:value-type="float" office:value="102821.385555536" calcext:value-type="float">
            <text:p>10282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rabrechtse Heide &amp; Beuven</text:p>
          </table:table-cell>
          <table:table-cell office:value-type="float" office:value="1786" calcext:value-type="float">
            <text:p>1786</text:p>
          </table:table-cell>
          <table:table-cell office:value-type="float" office:value="62255.9929726756" calcext:value-type="float">
            <text:p>62256</text:p>
          </table:table-cell>
          <table:table-cell office:value-type="float" office:value="18578.7554533909" calcext:value-type="float">
            <text:p>1857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rabrechtse Heide &amp; Beuven</text:p>
          </table:table-cell>
          <table:table-cell office:value-type="float" office:value="1857" calcext:value-type="float">
            <text:p>1857</text:p>
          </table:table-cell>
          <table:table-cell office:value-type="float" office:value="3615.08920323342" calcext:value-type="float">
            <text:p>3615</text:p>
          </table:table-cell>
          <table:table-cell office:value-type="float" office:value="7767.8719864717" calcext:value-type="float">
            <text:p>776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Weerter- en Budelerbergen &amp; Ringselven</text:p>
          </table:table-cell>
          <table:table-cell office:value-type="float" office:value="500" calcext:value-type="float">
            <text:p>500</text:p>
          </table:table-cell>
          <table:table-cell office:value-type="float" office:value="516095.260851442" calcext:value-type="float">
            <text:p>51609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Weerter- en Budelerbergen &amp; Ringselven</text:p>
          </table:table-cell>
          <table:table-cell office:value-type="float" office:value="714" calcext:value-type="float">
            <text:p>714</text:p>
          </table:table-cell>
          <table:table-cell office:value-type="float" office:value="5880971.11399004" calcext:value-type="float">
            <text:p>588097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Weerter- en Budelerbergen &amp; Ringselven</text:p>
          </table:table-cell>
          <table:table-cell office:value-type="float" office:value="786" calcext:value-type="float">
            <text:p>786</text:p>
          </table:table-cell>
          <table:table-cell office:value-type="float" office:value="11169.5985127055" calcext:value-type="float">
            <text:p>1117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Weerter- en Budelerbergen &amp; Ringselven</text:p>
          </table:table-cell>
          <table:table-cell office:value-type="float" office:value="1000" calcext:value-type="float">
            <text:p>1000</text:p>
          </table:table-cell>
          <table:table-cell office:value-type="float" office:value="407099.555774445" calcext:value-type="float">
            <text:p>407100</text:p>
          </table:table-cell>
          <table:table-cell office:value-type="float" office:value="19332.5106479751" calcext:value-type="float">
            <text:p>1933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Weerter- en Budelerbergen &amp; Ringselven</text:p>
          </table:table-cell>
          <table:table-cell office:value-type="float" office:value="1071" calcext:value-type="float">
            <text:p>1071</text:p>
          </table:table-cell>
          <table:table-cell office:value-type="float" office:value="11749661.614227" calcext:value-type="float">
            <text:p>11749662</text:p>
          </table:table-cell>
          <table:table-cell office:value-type="float" office:value="80068.2549224584" calcext:value-type="float">
            <text:p>8006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Weerter- en Budelerbergen &amp; Ringselven</text:p>
          </table:table-cell>
          <table:table-cell office:value-type="float" office:value="1286" calcext:value-type="float">
            <text:p>1286</text:p>
          </table:table-cell>
          <table:table-cell office:value-type="float" office:value="141128.542164511" calcext:value-type="float">
            <text:p>141129</text:p>
          </table:table-cell>
          <table:table-cell office:value-type="float" office:value="69458.7050050332" calcext:value-type="float">
            <text:p>6945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Weerter- en Budelerbergen &amp; Ringselven</text:p>
          </table:table-cell>
          <table:table-cell office:value-type="float" office:value="1429" calcext:value-type="float">
            <text:p>1429</text:p>
          </table:table-cell>
          <table:table-cell office:value-type="float" office:value="8294.73941810368" calcext:value-type="float">
            <text:p>8295</text:p>
          </table:table-cell>
          <table:table-cell office:value-type="float" office:value="10591.9031005065" calcext:value-type="float">
            <text:p>105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Weerter- en Budelerbergen &amp; Ringselven</text:p>
          </table:table-cell>
          <table:table-cell office:value-type="float" office:value="1786" calcext:value-type="float">
            <text:p>1786</text:p>
          </table:table-cell>
          <table:table-cell office:value-type="float" office:value="215432.838829039" calcext:value-type="float">
            <text:p>215433</text:p>
          </table:table-cell>
          <table:table-cell office:value-type="float" office:value="130774.26354843" calcext:value-type="float">
            <text:p>13077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eurnsche Peel &amp; Mariapeel</text:p>
          </table:table-cell>
          <table:table-cell office:value-type="float" office:value="500" calcext:value-type="float">
            <text:p>500</text:p>
          </table:table-cell>
          <table:table-cell office:value-type="float" office:value="12727308.7825521" calcext:value-type="float">
            <text:p>12727309</text:p>
          </table:table-cell>
          <table:table-cell office:value-type="float" office:value="1496.60599751736" calcext:value-type="float">
            <text:p>149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eurnsche Peel &amp; Mariapeel</text:p>
          </table:table-cell>
          <table:table-cell office:value-type="float" office:value="714" calcext:value-type="float">
            <text:p>714</text:p>
          </table:table-cell>
          <table:table-cell office:value-type="float" office:value="20758.217256359" calcext:value-type="float">
            <text:p>2075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eurnsche Peel &amp; Mariapeel</text:p>
          </table:table-cell>
          <table:table-cell office:value-type="float" office:value="1071" calcext:value-type="float">
            <text:p>1071</text:p>
          </table:table-cell>
          <table:table-cell office:value-type="float" office:value="1053605.07560026" calcext:value-type="float">
            <text:p>1053605</text:p>
          </table:table-cell>
          <table:table-cell office:value-type="float" office:value="465092.097303973" calcext:value-type="float">
            <text:p>46509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roote Peel</text:p>
          </table:table-cell>
          <table:table-cell office:value-type="float" office:value="500" calcext:value-type="float">
            <text:p>500</text:p>
          </table:table-cell>
          <table:table-cell office:value-type="float" office:value="9248900.2059168" calcext:value-type="float">
            <text:p>924890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roote Peel</text:p>
          </table:table-cell>
          <table:table-cell office:value-type="float" office:value="714" calcext:value-type="float">
            <text:p>714</text:p>
          </table:table-cell>
          <table:table-cell office:value-type="float" office:value="171995.146143724" calcext:value-type="float">
            <text:p>17199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roote Peel</text:p>
          </table:table-cell>
          <table:table-cell office:value-type="float" office:value="1071" calcext:value-type="float">
            <text:p>1071</text:p>
          </table:table-cell>
          <table:table-cell office:value-type="float" office:value="572727.513861642" calcext:value-type="float">
            <text:p>572728</text:p>
          </table:table-cell>
          <table:table-cell office:value-type="float" office:value="197860.362142425" calcext:value-type="float">
            <text:p>1978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Oeffelter Meent</text:p>
          </table:table-cell>
          <table:table-cell office:value-type="float" office:value="1286" calcext:value-type="float">
            <text:p>1286</text:p>
          </table:table-cell>
          <table:table-cell/>
          <table:table-cell office:value-type="float" office:value="2874.39063430461" calcext:value-type="float">
            <text:p>287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Oeffelter Meent</text:p>
          </table:table-cell>
          <table:table-cell office:value-type="float" office:value="1357" calcext:value-type="float">
            <text:p>1357</text:p>
          </table:table-cell>
          <table:table-cell office:value-type="float" office:value="224.135493601709" calcext:value-type="float">
            <text:p>224</text:p>
          </table:table-cell>
          <table:table-cell office:value-type="float" office:value="2603.15521447688" calcext:value-type="float">
            <text:p>260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int Jansberg</text:p>
          </table:table-cell>
          <table:table-cell office:value-type="float" office:value="1071" calcext:value-type="float">
            <text:p>1071</text:p>
          </table:table-cell>
          <table:table-cell office:value-type="float" office:value="867819.28947976" calcext:value-type="float">
            <text:p>867819</text:p>
          </table:table-cell>
          <table:table-cell office:value-type="float" office:value="4068.58346791453" calcext:value-type="float">
            <text:p>406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int Jansberg</text:p>
          </table:table-cell>
          <table:table-cell office:value-type="float" office:value="1429" calcext:value-type="float">
            <text:p>1429</text:p>
          </table:table-cell>
          <table:table-cell office:value-type="float" office:value="235.514564087964" calcext:value-type="float">
            <text:p>236</text:p>
          </table:table-cell>
          <table:table-cell office:value-type="float" office:value="6077.39304622304" calcext:value-type="float">
            <text:p>607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int Jansberg</text:p>
          </table:table-cell>
          <table:table-cell office:value-type="float" office:value="1714" calcext:value-type="float">
            <text:p>1714</text:p>
          </table:table-cell>
          <table:table-cell/>
          <table:table-cell office:value-type="float" office:value="70.5980027500191" calcext:value-type="float">
            <text:p>7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int Jansberg</text:p>
          </table:table-cell>
          <table:table-cell office:value-type="float" office:value="1786" calcext:value-type="float">
            <text:p>1786</text:p>
          </table:table-cell>
          <table:table-cell office:value-type="float" office:value="15178.3020968547" calcext:value-type="float">
            <text:p>15178</text:p>
          </table:table-cell>
          <table:table-cell office:value-type="float" office:value="5634.67267604957" calcext:value-type="float">
            <text:p>563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int Jansberg</text:p>
          </table:table-cell>
          <table:table-cell office:value-type="float" office:value="1857" calcext:value-type="float">
            <text:p>1857</text:p>
          </table:table-cell>
          <table:table-cell office:value-type="float" office:value="12122.8586691587" calcext:value-type="float">
            <text:p>12123</text:p>
          </table:table-cell>
          <table:table-cell office:value-type="float" office:value="7458.07183076805" calcext:value-type="float">
            <text:p>745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Zeldersche Driessen</text:p>
          </table:table-cell>
          <table:table-cell office:value-type="float" office:value="1071" calcext:value-type="float">
            <text:p>1071</text:p>
          </table:table-cell>
          <table:table-cell office:value-type="float" office:value="76596.9020155114" calcext:value-type="float">
            <text:p>76597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Zeldersche Driessen</text:p>
          </table:table-cell>
          <table:table-cell office:value-type="float" office:value="1286" calcext:value-type="float">
            <text:p>1286</text:p>
          </table:table-cell>
          <table:table-cell office:value-type="float" office:value="1972.31143440778" calcext:value-type="float">
            <text:p>1972</text:p>
          </table:table-cell>
          <table:table-cell office:value-type="float" office:value="14021.9165459803" calcext:value-type="float">
            <text:p>1402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Zeldersche Driessen</text:p>
          </table:table-cell>
          <table:table-cell office:value-type="float" office:value="1857" calcext:value-type="float">
            <text:p>1857</text:p>
          </table:table-cell>
          <table:table-cell office:value-type="float" office:value="2742.44646170456" calcext:value-type="float">
            <text:p>2742</text:p>
          </table:table-cell>
          <table:table-cell office:value-type="float" office:value="1544.60604004923" calcext:value-type="float">
            <text:p>15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Zeldersche Driessen</text:p>
          </table:table-cell>
          <table:table-cell office:value-type="float" office:value="2071" calcext:value-type="float">
            <text:p>2071</text:p>
          </table:table-cell>
          <table:table-cell office:value-type="float" office:value="15329.9182178202" calcext:value-type="float">
            <text:p>1533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oschhuizerbergen</text:p>
          </table:table-cell>
          <table:table-cell office:value-type="float" office:value="500" calcext:value-type="float">
            <text:p>500</text:p>
          </table:table-cell>
          <table:table-cell office:value-type="float" office:value="14256.4923538773" calcext:value-type="float">
            <text:p>1425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oschhuizerbergen</text:p>
          </table:table-cell>
          <table:table-cell office:value-type="float" office:value="714" calcext:value-type="float">
            <text:p>714</text:p>
          </table:table-cell>
          <table:table-cell office:value-type="float" office:value="143520.464095205" calcext:value-type="float">
            <text:p>14352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oschhuizerbergen</text:p>
          </table:table-cell>
          <table:table-cell office:value-type="float" office:value="1071" calcext:value-type="float">
            <text:p>1071</text:p>
          </table:table-cell>
          <table:table-cell office:value-type="float" office:value="198965.831232407" calcext:value-type="float">
            <text:p>19896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oschhuizerbergen</text:p>
          </table:table-cell>
          <table:table-cell office:value-type="float" office:value="1786" calcext:value-type="float">
            <text:p>1786</text:p>
          </table:table-cell>
          <table:table-cell office:value-type="float" office:value="2969.43868013192" calcext:value-type="float">
            <text:p>2969</text:p>
          </table:table-cell>
          <table:table-cell office:value-type="float" office:value="100502.526913481" calcext:value-type="float">
            <text:p>10050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asduinen</text:p>
          </table:table-cell>
          <table:table-cell office:value-type="float" office:value="500" calcext:value-type="float">
            <text:p>500</text:p>
          </table:table-cell>
          <table:table-cell office:value-type="float" office:value="556582.570506609" calcext:value-type="float">
            <text:p>556583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asduinen</text:p>
          </table:table-cell>
          <table:table-cell office:value-type="float" office:value="714" calcext:value-type="float">
            <text:p>714</text:p>
          </table:table-cell>
          <table:table-cell office:value-type="float" office:value="4108988.26582947" calcext:value-type="float">
            <text:p>410898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asduinen</text:p>
          </table:table-cell>
          <table:table-cell office:value-type="float" office:value="1000" calcext:value-type="float">
            <text:p>1000</text:p>
          </table:table-cell>
          <table:table-cell office:value-type="float" office:value="35744.3395527031" calcext:value-type="float">
            <text:p>35744</text:p>
          </table:table-cell>
          <table:table-cell office:value-type="float" office:value="989.018863990088" calcext:value-type="float">
            <text:p>98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asduinen</text:p>
          </table:table-cell>
          <table:table-cell office:value-type="float" office:value="1071" calcext:value-type="float">
            <text:p>1071</text:p>
          </table:table-cell>
          <table:table-cell office:value-type="float" office:value="27003470.5754077" calcext:value-type="float">
            <text:p>27003471</text:p>
          </table:table-cell>
          <table:table-cell office:value-type="float" office:value="294976.846058239" calcext:value-type="float">
            <text:p>29497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asduinen</text:p>
          </table:table-cell>
          <table:table-cell office:value-type="float" office:value="1214" calcext:value-type="float">
            <text:p>1214</text:p>
          </table:table-cell>
          <table:table-cell office:value-type="float" office:value="8220.56570680719" calcext:value-type="float">
            <text:p>8221</text:p>
          </table:table-cell>
          <table:table-cell office:value-type="float" office:value="28805.172358119" calcext:value-type="float">
            <text:p>288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asduinen</text:p>
          </table:table-cell>
          <table:table-cell office:value-type="float" office:value="1286" calcext:value-type="float">
            <text:p>1286</text:p>
          </table:table-cell>
          <table:table-cell office:value-type="float" office:value="277564.799575716" calcext:value-type="float">
            <text:p>277565</text:p>
          </table:table-cell>
          <table:table-cell office:value-type="float" office:value="57926.7614210065" calcext:value-type="float">
            <text:p>579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asduinen</text:p>
          </table:table-cell>
          <table:table-cell office:value-type="float" office:value="1786" calcext:value-type="float">
            <text:p>1786</text:p>
          </table:table-cell>
          <table:table-cell office:value-type="float" office:value="255412.713548229" calcext:value-type="float">
            <text:p>255413</text:p>
          </table:table-cell>
          <table:table-cell office:value-type="float" office:value="22956.7501261497" calcext:value-type="float">
            <text:p>2295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asduinen</text:p>
          </table:table-cell>
          <table:table-cell office:value-type="float" office:value="1857" calcext:value-type="float">
            <text:p>1857</text:p>
          </table:table-cell>
          <table:table-cell office:value-type="float" office:value="206281.179970571" calcext:value-type="float">
            <text:p>206281</text:p>
          </table:table-cell>
          <table:table-cell office:value-type="float" office:value="87687.6298781291" calcext:value-type="float">
            <text:p>8768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asduinen</text:p>
          </table:table-cell>
          <table:table-cell office:value-type="float" office:value="2071" calcext:value-type="float">
            <text:p>2071</text:p>
          </table:table-cell>
          <table:table-cell office:value-type="float" office:value="98826.6461489364" calcext:value-type="float">
            <text:p>98827</text:p>
          </table:table-cell>
          <table:table-cell office:value-type="float" office:value="239.206199796477" calcext:value-type="float">
            <text:p>23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arsven en De Banen</text:p>
          </table:table-cell>
          <table:table-cell office:value-type="float" office:value="429" calcext:value-type="float">
            <text:p>429</text:p>
          </table:table-cell>
          <table:table-cell office:value-type="float" office:value="41387.5608874469" calcext:value-type="float">
            <text:p>4138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arsven en De Banen</text:p>
          </table:table-cell>
          <table:table-cell office:value-type="float" office:value="500" calcext:value-type="float">
            <text:p>500</text:p>
          </table:table-cell>
          <table:table-cell office:value-type="float" office:value="458034.305409747" calcext:value-type="float">
            <text:p>45803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eudal</text:p>
          </table:table-cell>
          <table:table-cell office:value-type="float" office:value="786" calcext:value-type="float">
            <text:p>786</text:p>
          </table:table-cell>
          <table:table-cell office:value-type="float" office:value="1421.48013812676" calcext:value-type="float">
            <text:p>142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eudal</text:p>
          </table:table-cell>
          <table:table-cell office:value-type="float" office:value="1071" calcext:value-type="float">
            <text:p>1071</text:p>
          </table:table-cell>
          <table:table-cell office:value-type="float" office:value="300491.52606552" calcext:value-type="float">
            <text:p>300492</text:p>
          </table:table-cell>
          <table:table-cell office:value-type="float" office:value="3832.8316285109" calcext:value-type="float">
            <text:p>383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eudal</text:p>
          </table:table-cell>
          <table:table-cell office:value-type="float" office:value="1429" calcext:value-type="float">
            <text:p>1429</text:p>
          </table:table-cell>
          <table:table-cell office:value-type="float" office:value="65696.4878211483" calcext:value-type="float">
            <text:p>65696</text:p>
          </table:table-cell>
          <table:table-cell office:value-type="float" office:value="7473.21375706734" calcext:value-type="float">
            <text:p>747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eudal</text:p>
          </table:table-cell>
          <table:table-cell office:value-type="float" office:value="1857" calcext:value-type="float">
            <text:p>1857</text:p>
          </table:table-cell>
          <table:table-cell office:value-type="float" office:value="146773.016523141" calcext:value-type="float">
            <text:p>146773</text:p>
          </table:table-cell>
          <table:table-cell office:value-type="float" office:value="39907.0064057649" calcext:value-type="float">
            <text:p>3990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walmdal</text:p>
          </table:table-cell>
          <table:table-cell office:value-type="float" office:value="1071" calcext:value-type="float">
            <text:p>1071</text:p>
          </table:table-cell>
          <table:table-cell office:value-type="float" office:value="29975.4772736771" calcext:value-type="float">
            <text:p>2997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walmdal</text:p>
          </table:table-cell>
          <table:table-cell office:value-type="float" office:value="1286" calcext:value-type="float">
            <text:p>1286</text:p>
          </table:table-cell>
          <table:table-cell/>
          <table:table-cell office:value-type="float" office:value="1738.9929584933" calcext:value-type="float">
            <text:p>17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walmdal</text:p>
          </table:table-cell>
          <table:table-cell office:value-type="float" office:value="1857" calcext:value-type="float">
            <text:p>1857</text:p>
          </table:table-cell>
          <table:table-cell office:value-type="float" office:value="49305.0747244756" calcext:value-type="float">
            <text:p>49305</text:p>
          </table:table-cell>
          <table:table-cell office:value-type="float" office:value="15312.2185569671" calcext:value-type="float">
            <text:p>153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einweg</text:p>
          </table:table-cell>
          <table:table-cell office:value-type="float" office:value="500" calcext:value-type="float">
            <text:p>500</text:p>
          </table:table-cell>
          <table:table-cell office:value-type="float" office:value="2149.2791143256" calcext:value-type="float">
            <text:p>2149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einweg</text:p>
          </table:table-cell>
          <table:table-cell office:value-type="float" office:value="714" calcext:value-type="float">
            <text:p>714</text:p>
          </table:table-cell>
          <table:table-cell office:value-type="float" office:value="2448156.5615322" calcext:value-type="float">
            <text:p>244815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einweg</text:p>
          </table:table-cell>
          <table:table-cell office:value-type="float" office:value="1000" calcext:value-type="float">
            <text:p>1000</text:p>
          </table:table-cell>
          <table:table-cell office:value-type="float" office:value="31958.2371949986" calcext:value-type="float">
            <text:p>31958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einweg</text:p>
          </table:table-cell>
          <table:table-cell office:value-type="float" office:value="1071" calcext:value-type="float">
            <text:p>1071</text:p>
          </table:table-cell>
          <table:table-cell office:value-type="float" office:value="11342147.1809436" calcext:value-type="float">
            <text:p>11342147</text:p>
          </table:table-cell>
          <table:table-cell office:value-type="float" office:value="2311.74562674656" calcext:value-type="float">
            <text:p>23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einweg</text:p>
          </table:table-cell>
          <table:table-cell office:value-type="float" office:value="1286" calcext:value-type="float">
            <text:p>1286</text:p>
          </table:table-cell>
          <table:table-cell office:value-type="float" office:value="286771.212885074" calcext:value-type="float">
            <text:p>286771</text:p>
          </table:table-cell>
          <table:table-cell office:value-type="float" office:value="27901.2478857125" calcext:value-type="float">
            <text:p>279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einweg</text:p>
          </table:table-cell>
          <table:table-cell office:value-type="float" office:value="1786" calcext:value-type="float">
            <text:p>1786</text:p>
          </table:table-cell>
          <table:table-cell office:value-type="float" office:value="40546.1865191276" calcext:value-type="float">
            <text:p>40546</text:p>
          </table:table-cell>
          <table:table-cell office:value-type="float" office:value="2623.80158910272" calcext:value-type="float">
            <text:p>262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einweg</text:p>
          </table:table-cell>
          <table:table-cell office:value-type="float" office:value="1857" calcext:value-type="float">
            <text:p>1857</text:p>
          </table:table-cell>
          <table:table-cell office:value-type="float" office:value="71366.3033096511" calcext:value-type="float">
            <text:p>71366</text:p>
          </table:table-cell>
          <table:table-cell office:value-type="float" office:value="4884.64530123936" calcext:value-type="float">
            <text:p>488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einweg</text:p>
          </table:table-cell>
          <table:table-cell office:value-type="float" office:value="2399" calcext:value-type="float">
            <text:p>2399</text:p>
          </table:table-cell>
          <table:table-cell office:value-type="float" office:value="1046.45787138917" calcext:value-type="float">
            <text:p>104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oerdal</text:p>
          </table:table-cell>
          <table:table-cell office:value-type="float" office:value="1071" calcext:value-type="float">
            <text:p>1071</text:p>
          </table:table-cell>
          <table:table-cell office:value-type="float" office:value="58922.5491621531" calcext:value-type="float">
            <text:p>5892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oerdal</text:p>
          </table:table-cell>
          <table:table-cell office:value-type="float" office:value="1214" calcext:value-type="float">
            <text:p>1214</text:p>
          </table:table-cell>
          <table:table-cell office:value-type="float" office:value="74224.7824932147" calcext:value-type="float">
            <text:p>74225</text:p>
          </table:table-cell>
          <table:table-cell office:value-type="float" office:value="35611.2686082562" calcext:value-type="float">
            <text:p>356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oerdal</text:p>
          </table:table-cell>
          <table:table-cell office:value-type="float" office:value="1286" calcext:value-type="float">
            <text:p>1286</text:p>
          </table:table-cell>
          <table:table-cell office:value-type="float" office:value="10346.343716301" calcext:value-type="float">
            <text:p>10346</text:p>
          </table:table-cell>
          <table:table-cell office:value-type="float" office:value="15932.5322413682" calcext:value-type="float">
            <text:p>159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oerdal</text:p>
          </table:table-cell>
          <table:table-cell office:value-type="float" office:value="1357" calcext:value-type="float">
            <text:p>1357</text:p>
          </table:table-cell>
          <table:table-cell office:value-type="float" office:value="20626.2970977979" calcext:value-type="float">
            <text:p>20626</text:p>
          </table:table-cell>
          <table:table-cell office:value-type="float" office:value="92117.0363176278" calcext:value-type="float">
            <text:p>921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oerdal</text:p>
          </table:table-cell>
          <table:table-cell office:value-type="float" office:value="1786" calcext:value-type="float">
            <text:p>1786</text:p>
          </table:table-cell>
          <table:table-cell office:value-type="float" office:value="5024.02465259808" calcext:value-type="float">
            <text:p>502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oerdal</text:p>
          </table:table-cell>
          <table:table-cell office:value-type="float" office:value="1857" calcext:value-type="float">
            <text:p>1857</text:p>
          </table:table-cell>
          <table:table-cell office:value-type="float" office:value="167885.2459574" calcext:value-type="float">
            <text:p>167885</text:p>
          </table:table-cell>
          <table:table-cell office:value-type="float" office:value="70839.480729528" calcext:value-type="float">
            <text:p>708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oerdal</text:p>
          </table:table-cell>
          <table:table-cell office:value-type="float" office:value="2399" calcext:value-type="float">
            <text:p>2399</text:p>
          </table:table-cell>
          <table:table-cell office:value-type="float" office:value="943.559492269531" calcext:value-type="float">
            <text:p>944</text:p>
          </table:table-cell>
          <table:table-cell office:value-type="float" office:value="1667.00658487738" calcext:value-type="float">
            <text:p>166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under- en Elslooërbos</text:p>
          </table:table-cell>
          <table:table-cell office:value-type="float" office:value="1071" calcext:value-type="float">
            <text:p>1071</text:p>
          </table:table-cell>
          <table:table-cell office:value-type="float" office:value="104219.974292367" calcext:value-type="float">
            <text:p>10422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under- en Elslooërbos</text:p>
          </table:table-cell>
          <table:table-cell office:value-type="float" office:value="1357" calcext:value-type="float">
            <text:p>1357</text:p>
          </table:table-cell>
          <table:table-cell office:value-type="float" office:value="439.493060247507" calcext:value-type="float">
            <text:p>43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under- en Elslooërbos</text:p>
          </table:table-cell>
          <table:table-cell office:value-type="float" office:value="1429" calcext:value-type="float">
            <text:p>1429</text:p>
          </table:table-cell>
          <table:table-cell office:value-type="float" office:value="1048945.68387832" calcext:value-type="float">
            <text:p>1048946</text:p>
          </table:table-cell>
          <table:table-cell office:value-type="float" office:value="108633.322287177" calcext:value-type="float">
            <text:p>1086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under- en Elslooërbos</text:p>
          </table:table-cell>
          <table:table-cell office:value-type="float" office:value="1857" calcext:value-type="float">
            <text:p>1857</text:p>
          </table:table-cell>
          <table:table-cell office:value-type="float" office:value="279777.906190848" calcext:value-type="float">
            <text:p>279778</text:p>
          </table:table-cell>
          <table:table-cell office:value-type="float" office:value="25450.4271671421" calcext:value-type="float">
            <text:p>2545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eleenbeekdal</text:p>
          </table:table-cell>
          <table:table-cell office:value-type="float" office:value="1071" calcext:value-type="float">
            <text:p>1071</text:p>
          </table:table-cell>
          <table:table-cell office:value-type="float" office:value="254268.59601111" calcext:value-type="float">
            <text:p>25426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eleenbeekdal</text:p>
          </table:table-cell>
          <table:table-cell office:value-type="float" office:value="1143" calcext:value-type="float">
            <text:p>1143</text:p>
          </table:table-cell>
          <table:table-cell office:value-type="float" office:value="9948.92000062158" calcext:value-type="float">
            <text:p>994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eleenbeekdal</text:p>
          </table:table-cell>
          <table:table-cell office:value-type="float" office:value="1429" calcext:value-type="float">
            <text:p>1429</text:p>
          </table:table-cell>
          <table:table-cell office:value-type="float" office:value="119961.78031662" calcext:value-type="float">
            <text:p>119962</text:p>
          </table:table-cell>
          <table:table-cell office:value-type="float" office:value="22939.7640276053" calcext:value-type="float">
            <text:p>2294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eleenbeekdal</text:p>
          </table:table-cell>
          <table:table-cell office:value-type="float" office:value="1714" calcext:value-type="float">
            <text:p>1714</text:p>
          </table:table-cell>
          <table:table-cell office:value-type="float" office:value="11560.5833362099" calcext:value-type="float">
            <text:p>1156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eleenbeekdal</text:p>
          </table:table-cell>
          <table:table-cell office:value-type="float" office:value="1857" calcext:value-type="float">
            <text:p>1857</text:p>
          </table:table-cell>
          <table:table-cell office:value-type="float" office:value="219965.415398753" calcext:value-type="float">
            <text:p>219965</text:p>
          </table:table-cell>
          <table:table-cell office:value-type="float" office:value="119479.870099889" calcext:value-type="float">
            <text:p>11948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Brunssummerheide</text:p>
          </table:table-cell>
          <table:table-cell office:value-type="float" office:value="714" calcext:value-type="float">
            <text:p>714</text:p>
          </table:table-cell>
          <table:table-cell office:value-type="float" office:value="1308056.30118132" calcext:value-type="float">
            <text:p>130805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Brunssummerheide</text:p>
          </table:table-cell>
          <table:table-cell office:value-type="float" office:value="1071" calcext:value-type="float">
            <text:p>1071</text:p>
          </table:table-cell>
          <table:table-cell office:value-type="float" office:value="318282.517378196" calcext:value-type="float">
            <text:p>31828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Brunssummerheide</text:p>
          </table:table-cell>
          <table:table-cell office:value-type="float" office:value="1786" calcext:value-type="float">
            <text:p>1786</text:p>
          </table:table-cell>
          <table:table-cell office:value-type="float" office:value="73296.9443606522" calcext:value-type="float">
            <text:p>73297</text:p>
          </table:table-cell>
          <table:table-cell office:value-type="float" office:value="36634.4736364836" calcext:value-type="float">
            <text:p>3663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emelerberg &amp; Schiepersberg</text:p>
          </table:table-cell>
          <table:table-cell office:value-type="float" office:value="714" calcext:value-type="float">
            <text:p>714</text:p>
          </table:table-cell>
          <table:table-cell office:value-type="float" office:value="23288.4012592575" calcext:value-type="float">
            <text:p>2328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emelerberg &amp; Schiepersberg</text:p>
          </table:table-cell>
          <table:table-cell office:value-type="float" office:value="1429" calcext:value-type="float">
            <text:p>1429</text:p>
          </table:table-cell>
          <table:table-cell office:value-type="float" office:value="49672.1378359063" calcext:value-type="float">
            <text:p>49672</text:p>
          </table:table-cell>
          <table:table-cell office:value-type="float" office:value="46848.4996755049" calcext:value-type="float">
            <text:p>4684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euldal</text:p>
          </table:table-cell>
          <table:table-cell office:value-type="float" office:value="714" calcext:value-type="float">
            <text:p>714</text:p>
          </table:table-cell>
          <table:table-cell office:value-type="float" office:value="80755.641935145" calcext:value-type="float">
            <text:p>8075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euldal</text:p>
          </table:table-cell>
          <table:table-cell office:value-type="float" office:value="1071" calcext:value-type="float">
            <text:p>1071</text:p>
          </table:table-cell>
          <table:table-cell office:value-type="float" office:value="7048279.15545096" calcext:value-type="float">
            <text:p>7048279</text:p>
          </table:table-cell>
          <table:table-cell office:value-type="float" office:value="26586.9129652918" calcext:value-type="float">
            <text:p>2658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euldal</text:p>
          </table:table-cell>
          <table:table-cell office:value-type="float" office:value="1143" calcext:value-type="float">
            <text:p>1143</text:p>
          </table:table-cell>
          <table:table-cell office:value-type="float" office:value="2959.31002224621" calcext:value-type="float">
            <text:p>295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euldal</text:p>
          </table:table-cell>
          <table:table-cell office:value-type="float" office:value="1357" calcext:value-type="float">
            <text:p>1357</text:p>
          </table:table-cell>
          <table:table-cell office:value-type="float" office:value="38723.5618323634" calcext:value-type="float">
            <text:p>38724</text:p>
          </table:table-cell>
          <table:table-cell office:value-type="float" office:value="11322.3354531377" calcext:value-type="float">
            <text:p>1132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euldal</text:p>
          </table:table-cell>
          <table:table-cell office:value-type="float" office:value="1429" calcext:value-type="float">
            <text:p>1429</text:p>
          </table:table-cell>
          <table:table-cell office:value-type="float" office:value="3703711.89099072" calcext:value-type="float">
            <text:p>3703712</text:p>
          </table:table-cell>
          <table:table-cell office:value-type="float" office:value="881819.272560697" calcext:value-type="float">
            <text:p>88181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euldal</text:p>
          </table:table-cell>
          <table:table-cell office:value-type="float" office:value="1857" calcext:value-type="float">
            <text:p>1857</text:p>
          </table:table-cell>
          <table:table-cell office:value-type="float" office:value="166338.034732418" calcext:value-type="float">
            <text:p>166338</text:p>
          </table:table-cell>
          <table:table-cell office:value-type="float" office:value="41963.14818106" calcext:value-type="float">
            <text:p>4196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Kunderberg</text:p>
          </table:table-cell>
          <table:table-cell office:value-type="float" office:value="1429" calcext:value-type="float">
            <text:p>1429</text:p>
          </table:table-cell>
          <table:table-cell office:value-type="float" office:value="48290.1796588537" calcext:value-type="float">
            <text:p>48290</text:p>
          </table:table-cell>
          <table:table-cell office:value-type="float" office:value="51389.7224951189" calcext:value-type="float">
            <text:p>5139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Kunderberg</text:p>
          </table:table-cell>
          <table:table-cell office:value-type="float" office:value="1857" calcext:value-type="float">
            <text:p>1857</text:p>
          </table:table-cell>
          <table:table-cell/>
          <table:table-cell office:value-type="float" office:value="525.965725874994" calcext:value-type="float">
            <text:p>52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int Pietersberg &amp; Jekerdal</text:p>
          </table:table-cell>
          <table:table-cell office:value-type="float" office:value="714" calcext:value-type="float">
            <text:p>714</text:p>
          </table:table-cell>
          <table:table-cell office:value-type="float" office:value="17855.1349362467" calcext:value-type="float">
            <text:p>1785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int Pietersberg &amp; Jekerdal</text:p>
          </table:table-cell>
          <table:table-cell office:value-type="float" office:value="1357" calcext:value-type="float">
            <text:p>1357</text:p>
          </table:table-cell>
          <table:table-cell office:value-type="float" office:value="32242.6099611433" calcext:value-type="float">
            <text:p>32243</text:p>
          </table:table-cell>
          <table:table-cell office:value-type="float" office:value="6296.51616456821" calcext:value-type="float">
            <text:p>629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int Pietersberg &amp; Jekerdal</text:p>
          </table:table-cell>
          <table:table-cell office:value-type="float" office:value="1429" calcext:value-type="float">
            <text:p>1429</text:p>
          </table:table-cell>
          <table:table-cell office:value-type="float" office:value="266224.625276811" calcext:value-type="float">
            <text:p>266225</text:p>
          </table:table-cell>
          <table:table-cell office:value-type="float" office:value="8625.32808311575" calcext:value-type="float">
            <text:p>86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avelsbos</text:p>
          </table:table-cell>
          <table:table-cell office:value-type="float" office:value="1071" calcext:value-type="float">
            <text:p>1071</text:p>
          </table:table-cell>
          <table:table-cell office:value-type="float" office:value="292065.032714329" calcext:value-type="float">
            <text:p>29206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avelsbos</text:p>
          </table:table-cell>
          <table:table-cell office:value-type="float" office:value="1429" calcext:value-type="float">
            <text:p>1429</text:p>
          </table:table-cell>
          <table:table-cell office:value-type="float" office:value="1382374.01578333" calcext:value-type="float">
            <text:p>1382374</text:p>
          </table:table-cell>
          <table:table-cell office:value-type="float" office:value="183777.625906072" calcext:value-type="float">
            <text:p>1837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avelsbos</text:p>
          </table:table-cell>
          <table:table-cell office:value-type="float" office:value="1857" calcext:value-type="float">
            <text:p>1857</text:p>
          </table:table-cell>
          <table:table-cell office:value-type="float" office:value="10765.0785049925" calcext:value-type="float">
            <text:p>10765</text:p>
          </table:table-cell>
          <table:table-cell office:value-type="float" office:value="6680.29615798306" calcext:value-type="float">
            <text:p>668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Noorbeemden &amp; Hoogbos</text:p>
          </table:table-cell>
          <table:table-cell office:value-type="float" office:value="1429" calcext:value-type="float">
            <text:p>1429</text:p>
          </table:table-cell>
          <table:table-cell office:value-type="float" office:value="9717.53169783984" calcext:value-type="float">
            <text:p>9718</text:p>
          </table:table-cell>
          <table:table-cell/>
        </table:table-row>
        <table:table-row table:style-name="ro1" table:number-rows-repeated="104820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-00-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9T21:05:48.772418300</meta:creation-date>
    <dc:date>2025-04-29T22:33:03.201076300</dc:date>
    <meta:editing-duration>PT1H16M52S</meta:editing-duration>
    <meta:editing-cycles>1</meta:editing-cycles>
    <meta:document-statistic meta:table-count="1" meta:cell-count="1628" meta:object-count="0"/>
    <meta:generator>LibreOffice/25.2.2.2$Windows_X86_64 LibreOffice_project/7370d4be9e3cf6031a51beef54ff3bda878e3fac</meta:generator>
  </office:meta>
</office:document-meta>
</file>